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97805567" text:style-name="L1">
        <text:list-item>
          <text:p text:style-name="P1"><text:span text:style-name="T1">Termodynamická soustava:</text:span> námi zvolená soustava ohraničená pomyslnou či reálnou hranicí, sloužící ke zkoumání termodynamického jevu:</text:p>
          <text:list>
            <text:list-item>
              <text:list>
                <text:list-header>
                  <text:p text:style-name="P1">Typy:</text:p>
                  <text:list>
                    <text:list-item>
                      <text:p text:style-name="P1">izolovaná: nedochází k výměně částic ani energie (zůstávají konstatní)</text:p>
                    </text:list-item>
                    <text:list-item>
                      <text:p text:style-name="P1">otevřená: dochází k výměně částic a energie</text:p>
                    </text:list-item>
                    <text:list-item>
                      <text:p text:style-name="P1">uzavřená: nedochází k výměně částic, pouze k výměně energie</text:p>
                    </text:list-item>
                    <text:list-item>
                      <text:p text:style-name="P1">adiabaticky izolovaná – nedochází k tepelné výměně</text:p>
                    </text:list-item>
                    <text:list-item>
                      <text:p text:style-name="P1">diatermická – oddělena teplotně vodivými stěnami – umožnuje tepelnou rovnováhu soustavy a okolí.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"><text:span text:style-name="T1">Veličiny</text:span>: </text:p>
          <text:list>
            <text:list-item>
              <text:list>
                <text:list-item>
                  <text:list>
                    <text:list-item>
                      <text:p text:style-name="P1">Intezviní: po spojení soustav nemění hodnotu (tlak, teplota, hustota)</text:p>
                    </text:list-item>
                    <text:list-item>
                      <text:p text:style-name="P1">Extenzivní: po spojení soustav se hodnoty sečtou (objem, hmotnost, vnitřní energie)</text:p>
                    </text:list-item>
                    <text:list-item>
                      <text:p text:style-name="P1">Stavové: Jednoznačně určují stav soustavy, bez ohledu jak se do tohoto stavu soustava dostala (tlak, teplota, objem)</text:p>
                    </text:list-item>
                    <text:list-item>
                      <text:p text:style-name="P1">Procesní: popisují průběh změny soustavy, nedají se přisoudit konkrétnímu stavu (práce, tepl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Postuláty:</text:p>
          <text:list>
            <text:list-item>
              <text:list>
                <text:list-item>
                  <text:list>
                    <text:list-item>
                      <text:p text:style-name="P3">Izolujeme-li soustavu na dostatečně dlouhou dobu od okolí, přejde soustava do stavu termodynamické rovnováhy, kterou lze narušit pouze zásahem z vnějšku.</text:p>
                    </text:list-item>
                    <text:list-item>
                      <text:p text:style-name="P3">Stav homogení soustavy v rovnováze je jednoznačně určen souborem všech vnějších parametrů a jedním vnitřním (většinou teplotou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Děje:</text:p>
          <text:list>
            <text:list-item>
              <text:list>
                <text:list-item>
                  <text:list>
                    <text:list-item>
                      <text:p text:style-name="P3">Kvazistatický: děj, při kterém je změna parametrů nekonečně pomalá. Soustava tak prochází spojitou řadou rovnovážných dějů.</text:p>
                    </text:list-item>
                    <text:list-item>
                      <text:p text:style-name="P3">Vratný a nevratný: soustava projde sérií stavů, které při zpětném provedení vrátí soustavu do původního stavu. Nevratný nelze vrátit.</text:p>
                    </text:list-item>
                    <text:list-item>
                      <text:p text:style-name="P3">Izobarický: zachovává konst. tlak</text:p>
                    </text:list-item>
                    <text:list-item>
                      <text:p text:style-name="P3">Izochorický: zachovává konst. objem</text:p>
                    </text:list-item>
                    <text:list-item>
                      <text:p text:style-name="P3">Izotermický: zachovává konst. teplotu</text:p>
                    </text:list-item>
                    <text:list-item>
                      <text:p text:style-name="P3">Adiabatický: nedochází k výměně teploty s okolí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Nultý zákon termodynamiky:</text:p>
          <text:list>
            <text:list-item>
              <text:list>
                <text:list-item>
                  <text:list>
                    <text:list-item>
                      <text:p text:style-name="P3">Dvě tělesa mají se nacházejí v tepelné rovnováze, pokud mají stejnou teplotu i když se nenacházeli/jí v přímém kontaktu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elsiova stupnice a absolutní stupnice:</text:p>
          <text:list>
            <text:list-item>
              <text:list>
                <text:list-item>
                  <text:list>
                    <text:list-item>
                      <text:p text:style-name="P3">Rovnovážný stav chemicky čisté vody a jejího ledu za normálního tlaku (101,325 kPa) = 0°C</text:p>
                    </text:list-item>
                    <text:list-item>
                      <text:p text:style-name="P3">Rovnovážný stav chemicky čisté vody a její páry za normálního tlaku = 100°C</text:p>
                    </text:list-item>
                    <text:list-item>
                      <text:p text:style-name="P3">Kelvinova (absolutní): Trojný bod čisté vody (led + voda + pára) = 273,15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Vnitřní energie termodynamické soustavy:</text:p>
          <text:list>
            <text:list-item>
              <text:list>
                <text:list-item>
                  <text:list>
                    <text:list-item>
                      <text:p text:style-name="P4"><draw:frame draw:style-name="fr1" draw:name="Object1" text:anchor-type="as-char" svg:y="-0.1484in" svg:width="1.1484in" svg:height="0.1839in" draw:z-index="0"><draw:object xlink:href="./Object 1" xlink:type="simple" xlink:show="embed" xlink:actuate="onLoad"/><draw:image xlink:href="./ObjectReplacements/Object 1" xlink:type="simple" xlink:show="embed" xlink:actuate="onLoad"/></draw:frame>(kinetická, potenciální a vnitřní)</text:p>
                    </text:list-item>
                    <text:list-item>
                      <text:p text:style-name="P5">Stavová veličina, závisející pouze na stavu TD soustavy, nehledě jak se do něj dostala. Týká se výhradně částic uvažované soustavy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Mechanizmy přenosu energie. Teplo.</text:p>
          <text:list>
            <text:list-item>
              <text:list>
                <text:list-item>
                  <text:list>
                    <text:list-item>
                      <text:p text:style-name="P5">Teplo: energie, která se přenáší mezi soustavami (nebo okolím) jako důsledek jejich rozdílných teplot</text:p>
                    </text:list-item>
                    <text:list-item>
                      <text:p text:style-name="P5">Mechanizmy: přenos tepla, konání práce, tok hmot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Objemová práce:</text:p>
          <text:list>
            <text:list-item>
              <text:list>
                <text:list-item>
                  <text:list>
                    <text:list-item>
                      <text:p text:style-name="P5">Práce, při které se mění objem soustavy (např. píst)</text:p>
                    </text:list-item>
                    <text:list-item>
                      <text:p text:style-name="P5"><draw:frame draw:style-name="fr1" draw:name="Object2" text:anchor-type="as-char" svg:y="-0.1484in" svg:width="2.2898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              </text:list-item>
                    <text:list-item>
                      <text:p text:style-name="P5"><text:soft-page-break/><draw:frame draw:style-name="fr1" draw:name="Object3" text:anchor-type="as-char" svg:y="-0.2925in" svg:width="1.2091in" svg:height="0.4709in" draw:z-index="2"><draw:object xlink:href="./Object 3" xlink:type="simple" xlink:show="embed" xlink:actuate="onLoad"/><draw:image xlink:href="./ObjectReplacements/Object 3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Ideální plyn</text:p>
          <text:list>
            <text:list-item>
              <text:list>
                <text:list-item>
                  <text:list>
                    <text:list-item>
                      <text:p text:style-name="P5">Vnitřní energie ideálního plynu závisí jen na teplotě <draw:frame draw:style-name="fr1" draw:name="Object4" text:anchor-type="as-char" svg:y="-0.152in" svg:width="0.752in" svg:height="0.200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    </text:list-item>
                    <text:list-item>
                      <text:p text:style-name="P5">Součin tlaku a objemu ideálního plynu závisí jen na teplotě <draw:frame draw:style-name="fr1" draw:name="Object5" text:anchor-type="as-char" svg:y="-0.2693in" svg:width="1.8366in" svg:height="0.442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I. Zákon termodynamiky, kruhový děj:</text:p>
          <text:list>
            <text:list-item>
              <text:list>
                <text:list-item>
                  <text:list>
                    <text:list-item>
                      <text:p text:style-name="P5">Teplo dodané soustavě se spotřebuje na zvýšení vnitřní energie a na práci, kterou soustava vykoná (prakticky záchon zachování energie)</text:p>
                    </text:list-item>
                    <text:list-item>
                      <text:p text:style-name="P5"><draw:frame draw:style-name="fr1" draw:name="Object6" text:anchor-type="as-char" svg:y="-0.1484in" svg:width="0.8839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    </text:list-item>
                    <text:list-item>
                      <text:p text:style-name="P5">Kruhový děj: soustava se vrací do stavu, ze kterého vyšla, potom <draw:frame draw:style-name="fr1" draw:name="Object7" text:anchor-type="as-char" svg:y="-0.1484in" svg:width="1.7402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Tepelná <text:s/>kapacita, Meyerův vztah, kalorimetrická rovnice:</text:p>
          <text:list>
            <text:list-item>
              <text:list>
                <text:list-item>
                  <text:list>
                    <text:list-item>
                      <text:p text:style-name="P5">Tepelná: množství tepla, které je nutno dodat soustavě, aby se teplota zvýšila o 1 K<draw:frame draw:style-name="fr1" draw:name="Object8" text:anchor-type="as-char" svg:y="-0.2445in" svg:width="1.0819in" svg:height="0.39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      </text:list-item>
                    <text:list-item>
                      <text:p text:style-name="P5">Kalorimetrická rovnice: <draw:frame draw:style-name="fr1" draw:name="Object9" text:anchor-type="as-char" svg:y="-0.152in" svg:width="1.5902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">c = měrná tep. kapacita <text:s/>c = C/m</text:span></text:p>
                    </text:list-item>
                    <text:list-item>
                      <text:p text:style-name="P5">Mayerův vztah: <draw:frame draw:style-name="fr1" draw:name="Object10" text:anchor-type="as-char" svg:y="-0.1484in" svg:width="2.7047in" svg:height="0.2098in" draw:z-index="9"><draw:object xlink:href="./Object 10" xlink:type="simple" xlink:show="embed" xlink:actuate="onLoad"/><draw:image xlink:href="./ObjectReplacements/Object 10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Rovnice I. TD zákona pro ideální plyn:</text:p>
          <text:list>
            <text:list-item>
              <text:list>
                <text:list-item>
                  <text:list>
                    <text:list-item>
                      <text:p text:style-name="P5">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Rovnice adiabaty:</text:p>
        </text:list-item>
        <text:list-item>
          <text:p text:style-name="P6">Cyklicky pracující tepelný stroj</text:p>
          <text:list>
            <text:list-item>
              <text:list>
                <text:list-item>
                  <text:list>
                    <text:list-item>
                      <text:p text:style-name="P5">Tepelný stroj – vyměnuje s okolím práci a teplo</text:p>
                    </text:list-item>
                    <text:list-item>
                      <text:p text:style-name="P5">Cyklický – probíha tam cyklický dej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Kelvinova formula II. TD zákona</text:p>
          <text:list>
            <text:list-item>
              <text:list>
                <text:list-item>
                  <text:list>
                    <text:list-item>
                      <text:p text:style-name="P5">Je nemožné jedním dějem odnímat jednomu tělesu teplo a to bezzezbytku měnit na kladnou práci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Tepelné motory:</text:p>
          <text:list>
            <text:list-item>
              <text:list>
                <text:list-item>
                  <text:list>
                    <text:list-item>
                      <text:p text:style-name="P5">Přijímají teplo od vysokoteplotního zdroje (slunce, jaderný reaktor, plynové hořáky)</text:p>
                    </text:list-item>
                    <text:list-item>
                      <text:p text:style-name="P5">Část tohoto tepla přeměnují na práci</text:p>
                    </text:list-item>
                    <text:list-item>
                      <text:p text:style-name="P5">Odevzdají zbytkové teplo chladiči</text:p>
                    </text:list-item>
                    <text:list-item>
                      <text:p text:style-name="P5">Pracují cyklic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Tepelná účinnost: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11" text:anchor-type="as-char" svg:y="-0.2701in" svg:width="1.9673in" svg:height="0.4453in" draw:z-index="10"><draw:object xlink:href="./Object 11" xlink:type="simple" xlink:show="embed" xlink:actuate="onLoad"/><draw:image xlink:href="./ObjectReplacements/Object 11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Carnotův cyklus</text:span></text:p>
        </text:list-item>
        <text:list-item>
          <text:p text:style-name="P6">Účinnost ideálního tepelného motoru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12" text:anchor-type="as-char" svg:y="-0.2701in" svg:width="3.3516in" svg:height="0.4453in" draw:z-index="11"><draw:object xlink:href="./Object 12" xlink:type="simple" xlink:show="embed" xlink:actuate="onLoad"/><draw:image xlink:href="./ObjectReplacements/Object 12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Carnotovy věty</text:span></text:p>
          <text:list>
            <text:list-item>
              <text:list>
                <text:list-item>
                  <text:list>
                    <text:list-item>
                      <text:p text:style-name="P5">Tepelná účinnost všech vratných tepelným motorů je stejná, pracují-li mezi lázněmi o stejných teplotách.</text:p>
                    </text:list-item>
                    <text:list-item>
                      <text:p text:style-name="P5">Účinnost ideálního vratného tepelného stroje je vždy vyšší než účinnost nevratných tepelných strojů, pracují-li mezi lázněmi o stejných teplotách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II. zákon TD = Clausiova nerovnost</text:p>
          <text:list>
            <text:list-item>
              <text:list>
                <text:list-item>
                  <text:list>
                    <text:list-item>
                      <text:p text:style-name="P5"><text:soft-page-break/><draw:frame draw:style-name="fr1" draw:name="Object13" text:anchor-type="as-char" svg:y="-0.2445in" svg:width="0.7362in" svg:height="0.4228in" draw:z-index="12"><draw:object xlink:href="./Object 13" xlink:type="simple" xlink:show="embed" xlink:actuate="onLoad"/><draw:image xlink:href="./ObjectReplacements/Object 13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I. TD zákon pro vratné děje:</text:span>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14" text:anchor-type="as-char" svg:y="-0.1484in" svg:width="1.1102in" svg:height="0.1846in" draw:z-index="14"><draw:object xlink:href="./Object 14" xlink:type="simple" xlink:show="embed" xlink:actuate="onLoad"/><draw:image xlink:href="./ObjectReplacements/Object 14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Entropie adjabatické soustavy:</text:span>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15" text:anchor-type="as-char" svg:y="-0.1484in" svg:width="1.0984in" svg:height="0.2098in" draw:z-index="13"><draw:object xlink:href="./Object 15" xlink:type="simple" xlink:show="embed" xlink:actuate="onLoad"/><draw:image xlink:href="./ObjectReplacements/Object 15" xlink:type="simple" xlink:show="embed" xlink:actuate="onLoad"/></draw:frame></text:p>
                    </text:list-item>
                    <text:list-item>
                      <text:p text:style-name="P5">Entropie tepelně izolované soustavy nikdy neklesá. V soustavě s vratnými ději je entropie konst. a pro nevratné děje rost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III. TD zákon</text:p>
          <text:list>
            <text:list-item>
              <text:list>
                <text:list-item>
                  <text:list>
                    <text:list-item>
                      <text:p text:style-name="P5">Žádným postupem, ať jakkoli idealizovaným, nelze u žádne soustavy dosáhnout snížení její teploty na 0 K konečným počtem operací.</text:p>
                    </text:list-item>
                    <text:list-item>
                      <text:p text:style-name="P5"><draw:frame draw:style-name="fr1" draw:name="Object16" text:anchor-type="as-char" svg:y="-0.1484in" svg:width="2.2516in" svg:height="0.209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Fáze, fázové rozhraní, skupenství</text:p>
          <text:list>
            <text:list-item>
              <text:list>
                <text:list-item>
                  <text:list>
                    <text:list-item>
                      <text:p text:style-name="P5">Fáze – část termodynamické soustavy, která za předpokladu, že na ni nepůsobí žádné vnější síly, je charakterizována stejnými termodynamickými a chemickými vlastnostmi, a ostatních částí je oddělena tzv. Fázovým rozhraním, což je myšlená plocha oddělující dvě fáze (např. 2 kapaliny, kapalinu a pevnou fázi apod.)</text:p>
                    </text:list-item>
                    <text:list-item>
                      <text:p text:style-name="P5">Skupenství – není fáze. Různá skupenství jsou různými možnými případy fáze, avšak rozdílné fáze mohou existovat i ve stejných skupenstvích (př. Grafit a diamant – obě látky mají stejně chem. Složení (uhlík) obě jsou pevné skupenství, liší se však fyzikálními vlastnostmi -&gt; nejsou to fáz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Fázové přechody, skupenství a skupenské přeměny:</text:p>
          <text:list>
            <text:list-item>
              <text:list>
                <text:list-item>
                  <text:list>
                    <text:list-item>
                      <text:p text:style-name="P5">Prvního druhu: entropie a měrný objem (v = V/m, v = 1/ro) soustavy mění skokem a dochází při něm k přijímaní nebo odevzdávání tepla fázového přechodu (latentní teplo). Př. Změna skupenství</text:p>
                    </text:list-item>
                    <text:list-item>
                      <text:p text:style-name="P5">Druhého druhu: entropie a měrný objem se mění spojitě, nedochází k změně tepla fázového přechodu. Mění se při nich skokem měrná tepelná kapacita, teplotní roztažnost apod. Př. Předchod železa z feromagnetického do paramagnetického stavu, přechod ze stavu běžné vodivosti do stavu supravodivosti atd.</text:p>
                    </text:list-item>
                    <text:list-item>
                      <text:p text:style-name="P5">Skupenství: plynné (kinetická energie částic je větší než energie jejch vzájemného působení), kapalné (dochází pouze ke krátkodobým uspořádáním na krátké vzdálenosti), pevné (kinetická <text:s/>energie je menší než energie vzájemná)</text:p>
                    </text:list-item>
                    <text:list-item>
                      <text:p text:style-name="P5">Přeměny: Vypařovaní, var, tání, tuhnutí, kondenzace, sublimace (pevné -&gt; plynné bez kapalného), desublimac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Clusiova-Capeyronova rovnice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17" text:anchor-type="as-char" svg:y="-0.2445in" svg:width="4.1874in" svg:height="0.422in" draw:z-index="16"><draw:object xlink:href="./Object 17" xlink:type="simple" xlink:show="embed" xlink:actuate="onLoad"/><draw:image xlink:href="./ObjectReplacements/Object 17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Fázový diagram p-T</text:p>
        </text:list-item>
        <text:list-item>
          <text:p text:style-name="P6">Termodynamické potenciály</text:p>
          <text:list>
            <text:list-item>
              <text:list>
                <text:list-item>
                  <text:list>
                    <text:list-item>
                      <text:p text:style-name="P5">Vnitřní energie</text:p>
                    </text:list-item>
                    <text:list-item>
                      <text:p text:style-name="P5">Entalpie</text:p>
                    </text:list-item>
                    <text:list-item>
                      <text:p text:style-name="P5">Volná energie</text:p>
                    </text:list-item>
                    <text:list-item>
                      <text:p text:style-name="P5">Gibbsova energi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Maxwellovy vztahy: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18" text:anchor-type="as-char" svg:y="-0.2437in" svg:width="1.2134in" svg:height="0.4118in" draw:z-index="17"><draw:object xlink:href="./Object 18" xlink:type="simple" xlink:show="embed" xlink:actuate="onLoad"/><draw:image xlink:href="./ObjectReplacements/Object 18" xlink:type="simple" xlink:show="embed" xlink:actuate="onLoad"/></draw:frame>(vnitřní energie)</text:p>
                    </text:list-item>
                    <text:list-item>
                      <text:p text:style-name="P5"><draw:frame draw:style-name="fr1" draw:name="Object19" text:anchor-type="as-char" svg:y="-0.2445in" svg:width="1.0839in" svg:height="0.4126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(entalpie)</text:p>
                    </text:list-item>
                    <text:list-item>
                      <text:p text:style-name="P5"><text:soft-page-break/><draw:frame draw:style-name="fr1" draw:name="Object20" text:anchor-type="as-char" svg:y="-0.2445in" svg:width="1.102in" svg:height="0.4126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      </text:list-item>
                    <text:list-item>
                      <text:p text:style-name="P5"><draw:frame draw:style-name="fr1" draw:name="Object21" text:anchor-type="as-char" svg:y="-0.2445in" svg:width="1.2083in" svg:height="0.4126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Postuláty kinetické teorie plynů:</text:p>
          <text:list>
            <text:list-item>
              <text:list>
                <text:list-item>
                  <text:list>
                    <text:list-item>
                      <text:p text:style-name="P5">Látky kteréhokoli skupenství se skládají z částic</text:p>
                    </text:list-item>
                    <text:list-item>
                      <text:p text:style-name="P5">Částice v látkách se neustále a neuspořádaně pohybují</text:p>
                    </text:list-item>
                    <text:list-item>
                      <text:p text:style-name="P5">Částice libovolného skupenství na sebe vzájemně působí silami přitažlivými i odpudivý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Základní pojmy statistické termodynam iky</text:p>
          <text:list>
            <text:list-item>
              <text:list>
                <text:list-item>
                  <text:list>
                    <text:list-item>
                      <text:p text:style-name="P5">Mikrostav – stav látky na mikroskopické úrovni (10^22 molekul / 1L při normálním tlaku)</text:p>
                    </text:list-item>
                    <text:list-item>
                      <text:p text:style-name="P5">Makrostav – soubor makroskopických veličin (energie, tlak, teplota)</text:p>
                    </text:list-item>
                    <text:list-item>
                      <text:p text:style-name="P5">Reprezentační bod soustavy – popis mnoha bodů soustavy jedním bodem</text:p>
                    </text:list-item>
                    <text:list-item>
                      <text:p text:style-name="P5">Fázový prostor <draw:frame draw:style-name="fr1" draw:name="Object22" text:anchor-type="as-char" svg:y="-0.1181in" svg:width="0.1898in" svg:height="0.126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 – prostor, ve kterém je pouze reprezentační bod soustavy</text:p>
                    </text:list-item>
                    <text:list-item>
                      <text:p text:style-name="P5">Fázový objem makrostavu -</text:p>
                    </text:list-item>
                    <text:list-item>
                      <text:p text:style-name="P5">Fázová trajktorie - </text:p>
                    </text:list-item>
                    <text:list-item>
                      <text:p text:style-name="P5">Konfigurační prostor – jednoznačné určení polohy částic soustavy</text:p>
                    </text:list-item>
                    <text:list-item>
                      <text:p text:style-name="P5">Impulzní prostor – jednoznačné určení pohybového stavu částic soustav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Termodynamická rovnováha ve statistické temodynamice</text:p>
        </text:list-item>
        <text:list-item>
          <text:p text:style-name="P6">Mikrokanonický, kanonický a grandkanonický prostor</text:p>
          <text:list>
            <text:list-item>
              <text:list>
                <text:list-item>
                  <text:list>
                    <text:list-item>
                      <text:p text:style-name="P5">Mikrokanonický: množina mikroskopických stavů soustavy o daných hodnotách energie, objemu a počtu částic. Odpovídá mu izolovaný TD systém.</text:p>
                    </text:list-item>
                    <text:list-item>
                      <text:p text:style-name="P5">Kanonický: množina mikroskopických stavů soustavy o daných hodnotách teploty, objemu a počtu částic. Odpovídá mu izotermický a izochorický TD uzavřený systém. (např. rtuť v teploměru)</text:p>
                    </text:list-item>
                    <text:list-item>
                      <text:p text:style-name="P5">Grandkanonický: množina mikroskopických stavů soustavy o daných hodnotách chem. Potenciálu, objemu a teploty. Odpovídá mu izotermická a izochorická soustava o konst. Chem potenciálu. (sytá pára, fci rezervoáru má kapalina pod ní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Ergodická hypotéza a Hypotéza apriorní pravděpodobnosti</text:p>
          <text:list>
            <text:list-item>
              <text:list>
                <text:list-item>
                  <text:list>
                    <text:list-item>
                      <text:p text:style-name="P5">Ergo: střední hodnota fyz. Veličin v rovnovážném stavu počítána přes soubor se rovná časové střední hodnotě tj. <draw:frame draw:style-name="fr1" draw:name="Object23" text:anchor-type="as-char" svg:y="-0.0937in" svg:width="0.7in" svg:height="0.163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      </text:list-item>
                    <text:list-item>
                      <text:p text:style-name="P5">Apriori: všechny dostupné mikrostavy, kterým odpovídá stejná energie jsou stejně pravděpodobné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Liouvillův teorém</text:p>
          <text:list>
            <text:list-item>
              <text:list>
                <text:list-item>
                  <text:list>
                    <text:list-item>
                      <text:p text:style-name="P5">Důsledek: hustota pravděpodobnosti ve fázovém prostoru závisí pouze na celkové energii soustavy <draw:frame draw:style-name="fr1" draw:name="Object24" text:anchor-type="as-char" svg:y="-0.152in" svg:width="0.6535in" svg:height="0.2008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Pravděpodobnost mikrostavu s energií E v mikrokanonickém souboru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25" text:anchor-type="as-char" svg:y="-0.2445in" svg:width="2.672in" svg:height="0.337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Boltzmannův vzorec pro entropii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26" text:anchor-type="as-char" svg:y="-0.1484in" svg:width="2.5181in" svg:height="0.2098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Princip maxima entropie</text:p>
          <text:list>
            <text:list-item>
              <text:list>
                <text:list-item>
                  <text:list>
                    <text:list-item>
                      <text:p text:style-name="P5">Pokud o daném rozdělení máme jen částečnou informaci, potom nejpravděpodobnější tvar daného rozdělení je takový, který splňuje požadavky, které o rozdělení známe a má nejvyšší možnou entropii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Boltzmannovo rozdělení</text:p>
          <text:list>
            <text:list-item>
              <text:list>
                <text:list-item>
                  <text:list>
                    <text:list-item>
                      <text:p text:style-name="P5"><text:soft-page-break/><draw:frame draw:style-name="fr1" draw:name="Object27" text:anchor-type="as-char" svg:y="-0.2693in" svg:width="1.2811in" svg:height="0.4429in" draw:z-index="26"><draw:object xlink:href="./Object 27" xlink:type="simple" xlink:show="embed" xlink:actuate="onLoad"/><draw:image xlink:href="./ObjectReplacements/Object 27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Partiční funkce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28" text:anchor-type="as-char" svg:y="-0.1752in" svg:width="0.8689in" svg:height="0.3429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Maxwellovo-Boltmannovo rozdělení rychlosti ideálního plynu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29" text:anchor-type="as-char" svg:y="-0.2681in" svg:width="2.728in" svg:height="0.4425in" draw:z-index="29"><draw:object xlink:href="./Object 29" xlink:type="simple" xlink:show="embed" xlink:actuate="onLoad"/><draw:image xlink:href="./ObjectReplacements/Object 29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Odvození vzahu nejpravděpodobnější a střední hodnoty molekuly</text:span>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30" text:anchor-type="as-char" svg:y="-0.2681in" svg:width="3.7634in" svg:height="0.4425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      </text:list-item>
                    <text:list-item>
                      <text:p text:style-name="P5">tyto podmínky jsou splněny pro <draw:frame draw:style-name="fr1" draw:name="Object31" text:anchor-type="as-char" svg:y="-0.1689in" svg:width="1.9598in" svg:height="0.2291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        </text:list-item>
                    <text:list-item>
                      <text:p text:style-name="P5"><draw:frame draw:style-name="fr1" draw:name="Object32" text:anchor-type="as-char" svg:y="-0.3055in" svg:width="0.9953in" svg:height="0.4547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nejpravděpodobnější rycholost</text:p>
                    </text:list-item>
                    <text:list-item>
                      <text:p text:style-name="P5"><draw:frame draw:style-name="fr1" draw:name="Object33" text:anchor-type="as-char" svg:y="-0.2681in" svg:width="3.8535in" svg:height="0.4465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      </text:list-item>
                    <text:list-item>
                      <text:p text:style-name="P5">zavedeme si parametr <draw:frame draw:style-name="fr1" draw:name="Object34" text:anchor-type="as-char" svg:y="-0.2445in" svg:width="0.7465in" svg:height="0.418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        </text:list-item>
                    <text:list-item>
                      <text:p text:style-name="P5"><draw:frame draw:style-name="fr1" draw:name="Object35" text:anchor-type="as-char" svg:y="-0.2811in" svg:width="2.2717in" svg:height="0.4602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      </text:list-item>
                    <text:list-item>
                      <text:p text:style-name="P5">Integrál je roven záporně vzaté derivaci tabulkového integrálu <draw:frame draw:style-name="fr1" draw:name="Object36" text:anchor-type="as-char" svg:y="-0.2445in" svg:width="1.4291in" svg:height="0.4228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        </text:list-item>
                    <text:list-item>
                      <text:p text:style-name="P5"><draw:frame draw:style-name="fr1" draw:name="Object37" text:anchor-type="as-char" svg:y="-0.3055in" svg:width="4.8783in" svg:height="0.4783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Ekvipotenční teorém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38" text:anchor-type="as-char" svg:y="-0.2445in" svg:width="0.8453in" svg:height="0.3937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        </text:list-item>
                    <text:list-item>
                      <text:p text:style-name="P4">Střední energie na každý nezávislý kvadratický člen v celkové energii je rovna 1/2 k_B 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Vlnová rovnice pro trojrozměrný a jednorozměrný prostor</text:p>
          <text:list>
            <text:list-item>
              <text:list>
                <text:list-item>
                  <text:list>
                    <text:list-item>
                      <text:p text:style-name="P5">Jednorozměrný: <draw:frame draw:style-name="fr1" draw:name="Object39" text:anchor-type="as-char" svg:y="-0.2681in" svg:width="0.9535in" svg:height="0.440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        </text:list-item>
                    <text:list-item>
                      <text:p text:style-name="P5"><text:soft-page-break/>Trojrozměrný: <draw:frame draw:style-name="fr1" draw:name="Object40" text:anchor-type="as-char" svg:y="-0.2681in" svg:width="0.9346in" svg:height="0.440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Profil vlny. Disipativní a nedisperzní prostředí pri šíření vlny.</text:p>
          <text:list>
            <text:list-item>
              <text:list>
                <text:list-item>
                  <text:list>
                    <text:list-item>
                      <text:p text:style-name="P5">Profil vlny <text:span text:style-name="T2">f(x)</text:span>: <draw:frame draw:style-name="fr1" draw:name="Object41" text:anchor-type="as-char" svg:y="-0.152in" svg:width="3.4035in" svg:height="0.2008in" draw:z-index="40"><draw:object xlink:href="./Object 41" xlink:type="simple" xlink:show="embed" xlink:actuate="onLoad"/><draw:image xlink:href="./ObjectReplacements/Object 41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Vlnová rovnice pro retardované časy.</text:p>
          <text:list>
            <text:list-item>
              <text:list>
                <text:list-item>
                  <text:list>
                    <text:list-item>
                      <text:p text:style-name="P5">Retardovaný čas: <draw:frame draw:style-name="fr1" draw:name="Object42" text:anchor-type="as-char" svg:y="-0.2445in" svg:width="0.8335in" svg:height="0.3937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Rovnice kulové vlny a její řešení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48" text:anchor-type="as-char" svg:y="-0.1752in" svg:width="1.6083in" svg:height="0.2228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D'Alamertovo řešení jednoroměrné vlnové rovnice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43" text:anchor-type="as-char" svg:y="-0.152in" svg:width="1.9291in" svg:height="0.2008in" draw:z-index="42"><draw:object xlink:href="./Object 43" xlink:type="simple" xlink:show="embed" xlink:actuate="onLoad"/><draw:image xlink:href="./ObjectReplacements/Object 43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Fáze a fázová rychlost</text:span></text:p>
          <text:list>
            <text:list-item>
              <text:list>
                <text:list-item>
                  <text:list>
                    <text:list-item>
                      <text:p text:style-name="P5">Fáze: argumenty funkcí D'Alamertovo řešení vlnové rovnice</text:p>
                    </text:list-item>
                    <text:list-item>
                      <text:p text:style-name="P5">Fázová rychlost: <draw:frame draw:style-name="fr1" draw:name="Object44" text:anchor-type="as-char" svg:y="-0.2445in" svg:width="0.6264in" svg:height="0.3937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Rovnice šíření vlny v jednom směru</text:p>
        </text:list-item>
        <text:list-item>
          <text:p text:style-name="P6">Jednoroměrná harmonická vlna, vlnová délka, perioda, kmitočet</text:p>
          <text:list>
            <text:list-item>
              <text:list>
                <text:list-item>
                  <text:list>
                    <text:list-item>
                      <text:p text:style-name="P5">Vlna: <draw:frame draw:style-name="fr1" draw:name="Object45" text:anchor-type="as-char" svg:y="-0.152in" svg:width="1.8811in" svg:height="0.2134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        </text:list-item>
                    <text:list-item>
                      <text:p text:style-name="P5">Vlnová délka: <draw:frame draw:style-name="fr1" draw:name="Object46" text:anchor-type="as-char" svg:y="-0.2445in" svg:width="3.2098in" svg:height="0.3937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Komplexní reprezentace jednoroměrné harmonické vlny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47" text:anchor-type="as-char" svg:y="-0.152in" svg:width="2.1362in" svg:height="0.2008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Rovinná vlna. Vlnoplocha.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49" text:anchor-type="as-char" svg:y="-0.1874in" svg:width="1.4362in" svg:height="0.248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    </text:list-item>
                    <text:list-item>
                      <text:p text:style-name="P5">Vlnoplocha =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Obecný tvar řešení vlnové rovnice </text:span></text:p>
        </text:list-item>
        <text:list-item>
          <text:p text:style-name="P5"><text:span text:style-name="T1">Obecný tvar řešení vlnové rovnice pro harmonické rovinné vlny.</text:span></text:p>
        </text:list-item>
        <text:list-item>
          <text:p text:style-name="P5"><text:span text:style-name="T1">Dopplerův jev</text:span></text:p>
          <text:list>
            <text:list-item>
              <text:list>
                <text:list-item>
                  <text:list>
                    <text:list-item>
                      <text:p text:style-name="P5">Přibližuje-li se zdroj, dochází ke zvýšení frekvence, oddaluje li se, dochází ke snížení frekvence.</text:p>
                    </text:list-item>
                    <text:list-item>
                      <text:p text:style-name="P5">Přibližuje se:<draw:frame draw:style-name="fr1" draw:name="Object50" text:anchor-type="as-char" svg:y="-0.2445in" svg:width="0.9311in" svg:height="0.4189in" draw:z-index="49"><draw:object xlink:href="./Object 50" xlink:type="simple" xlink:show="embed" xlink:actuate="onLoad"/><draw:image xlink:href="./ObjectReplacements/Object 50" xlink:type="simple" xlink:show="embed" xlink:actuate="onLoad"/></draw:frame>; Oddaluje-se<draw:frame draw:style-name="fr1" draw:name="Object51" text:anchor-type="as-char" svg:y="-0.2445in" svg:width="0.9071in" svg:height="0.4189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Disperze. Disperzní relace, disperzní rovnice.</text:p>
          <text:list>
            <text:list-item>
              <text:list>
                <text:list-item>
                  <text:list>
                    <text:list-item>
                      <text:p text:style-name="P5">Disperzní relace je vztah mezi úhlovou frekvencí a vlnovým vektorem. Lze z ní určit fázovou a grupovou rychlost vlnění a závislosti těchto rychlostí na vlnovém vektoru, resp. Vlnové délce. Tato závislost je nazývána disperze.</text:p>
                    </text:list-item>
                    <text:list-item>
                      <text:p text:style-name="P5"><draw:frame draw:style-name="fr1" draw:name="Object52" text:anchor-type="as-char" svg:y="-0.3339in" svg:width="2.4189in" svg:height="0.5071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oft-page-break/>Kvaziharmonická vlna.</text:p>
        </text:list-item>
        <text:list-item>
          <text:p text:style-name="P6">Vztah šíření kvaziharmonické vlny.</text:p>
        </text:list-item>
        <text:list-item>
          <text:p text:style-name="P6">Grupová rychlost.</text:p>
          <text:list>
            <text:list-item>
              <text:list>
                <text:list-item>
                  <text:list>
                    <text:list-item>
                      <text:p text:style-name="P5"><draw:frame draw:style-name="fr1" draw:name="Object53" text:anchor-type="as-char" svg:y="-0.2445in" svg:width="1.6756in" svg:height="0.716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Rychlost kvaziharmonické vlny.</text:p>
        </text:list-item>
        <text:list-item>
          <text:p text:style-name="P6">Odvození vztahu mezi grupovou a fázovou rychlostí.</text:p>
        </text:list-item>
        <text:list-item>
          <text:p text:style-name="P6">Normální a anomální disperze.</text:p>
        </text:list-item>
        <text:list-item>
          <text:p text:style-name="P6">Souvislost komplexního kmitočtu a disipace energie vlnění.</text:p>
        </text:list-item>
        <text:list-item>
          <text:p text:style-name="P6">Akustický tlak a akustická rychlost.</text:p>
          <text:list>
            <text:list-item>
              <text:list>
                <text:list-item>
                  <text:list>
                    <text:list-item>
                      <text:p text:style-name="P5">Tlak: přídavný tlak způsobený šířením vlny v elastickém materiálu. <draw:frame draw:style-name="fr1" draw:name="Object54" text:anchor-type="as-char" svg:y="-0.1484in" svg:width="0.7508in" svg:height="0.2098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    </text:list-item>
                    <text:list-item>
                      <text:p text:style-name="P5">Rychlost: <draw:frame draw:style-name="fr1" draw:name="Object55" text:anchor-type="as-char" svg:y="-0.2445in" svg:width="3.0063in" svg:height="0.3937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Vlnová rovnice pro akustický tlak a akustickou rychlost.</text:p>
        </text:list-item>
        <text:list-item>
          <text:p text:style-name="P6">Podélná a příčná akustická vlna. Typ vlny šířený v tekutinách.</text:p>
        </text:list-item>
        <text:list-item>
          <text:p text:style-name="P6">Odvození telegrafní rovnice pro intenzitu elektrického pole a pro vektor magnetické indukce z Maxwellových rovnic.</text:p>
        </text:list-item>
        <text:list-item>
          <text:p text:style-name="P6">Disperzní relace elmg. Vlny šířící se vodivým prostředím.</text:p>
        </text:list-item>
        <text:list-item>
          <text:p text:style-name="P6">Vztah mezi intenzitou el. Pole, vektorem magnetické indukce 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6:32:54</meta:creation-date>
    <dc:date>2012-11-30T11:44:12</dc:date>
    <meta:editing-duration>PT19H2M35S</meta:editing-duration>
    <meta:editing-cycles>11</meta:editing-cycles>
    <meta:generator>LibreOffice/3.5$Linux_x86 LibreOffice_project/350m1$Build-2</meta:generator>
    <meta:document-statistic meta:table-count="0" meta:image-count="0" meta:object-count="55" meta:page-count="7" meta:paragraph-count="195" meta:word-count="1598" meta:character-count="10604" meta:non-whitespace-character-count="9287"/>
  </office:meta>
</office:document-meta>
</file>

<file path=Object 1/content.xml><?xml version="1.0" encoding="utf-8"?>
<math xmlns="http://www.w3.org/1998/Math/MathML">
  <semantics>
    <mrow>
      <mrow>
        <mi>E</mi>
        <mo stretchy="false">=</mo>
        <mrow>
          <mrow>
            <mi mathvariant="italic">KE</mi>
            <mo stretchy="false">+</mo>
            <mi mathvariant="italic">PE</mi>
          </mrow>
          <mo stretchy="false">+</mo>
          <mi>U</mi>
        </mrow>
      </mrow>
    </mrow>
    <annotation encoding="StarMath 5.0">E = KE + PE + U</annotation>
  </semantics>
</math>
</file>

<file path=Object 10/content.xml><?xml version="1.0" encoding="utf-8"?>
<math xmlns="http://www.w3.org/1998/Math/MathML">
  <semantics>
    <mrow>
      <mrow>
        <mrow>
          <msub>
            <mi>C</mi>
            <mi mathvariant="italic">mp</mi>
          </msub>
          <mo stretchy="false">−</mo>
          <msub>
            <mi>C</mi>
            <mi mathvariant="italic">mV</mi>
          </msub>
        </mrow>
        <mo stretchy="false">=</mo>
        <msub>
          <mi>R</mi>
          <mi>m</mi>
        </msub>
      </mrow>
      <mi>;</mi>
      <mrow>
        <msub>
          <mi>R</mi>
          <mi>m</mi>
        </msub>
        <mo stretchy="false">−</mo>
        <mi mathvariant="italic">plynová</mi>
      </mrow>
      <mi mathvariant="italic">konstanta</mi>
    </mrow>
    <annotation encoding="StarMath 5.0">C_mp - C_mV = R_m ; R_m - plynová konstanta</annotation>
  </semantics>
</math>
</file>

<file path=Object 11/content.xml><?xml version="1.0" encoding="utf-8"?>
<math xmlns="http://www.w3.org/1998/Math/MathML">
  <semantics>
    <mrow>
      <mrow>
        <mrow>
          <mrow>
            <mo stretchy="false">η</mo>
            <mo stretchy="false">=</mo>
            <mfrac>
              <mi>W</mi>
              <mrow>
                <mfenced open="∣" close="∣">
                  <mrow>
                    <msub>
                      <mi>Q</mi>
                      <mn>2</mn>
                    </msub>
                  </mrow>
                </mfenced>
              </mrow>
            </mfrac>
          </mrow>
          <mo stretchy="false">=</mo>
          <mfrac>
            <mrow>
              <mrow>
                <mfenced open="∣" close="∣">
                  <mrow>
                    <msub>
                      <mi>Q</mi>
                      <mn>2</mn>
                    </msub>
                  </mrow>
                </mfenced>
                <mo stretchy="false">−</mo>
                <mfenced open="∣" close="∣">
                  <mrow>
                    <msub>
                      <mi>Q</mi>
                      <mn>1</mn>
                    </msub>
                  </mrow>
                </mfenced>
              </mrow>
            </mrow>
            <mrow>
              <mfenced open="∣" close="∣">
                <mrow>
                  <msub>
                    <mi>Q</mi>
                    <mn>2</mn>
                  </msub>
                </mrow>
              </mfenced>
            </mrow>
          </mfrac>
        </mrow>
        <mo stretchy="false">=</mo>
        <mrow>
          <mn>1</mn>
          <mo stretchy="false">−</mo>
          <mrow>
            <mfrac>
              <mfenced open="∣" close="∣">
                <mrow>
                  <msub>
                    <mi>Q</mi>
                    <mn>2</mn>
                  </msub>
                </mrow>
              </mfenced>
              <mrow>
                <mfenced open="∣" close="∣">
                  <mrow>
                    <msub>
                      <mi>Q</mi>
                      <mn>1</mn>
                    </msub>
                  </mrow>
                </mfenced>
              </mrow>
            </mfrac>
          </mrow>
        </mrow>
      </mrow>
    </mrow>
    <annotation encoding="StarMath 5.0">%eta = W over {abs{Q_2}} = {abs{Q_2}-abs{Q_1}}over{abs{Q_2}} = 1-{abs{Q_2}over{abs{Q_1}}}</annotation>
  </semantics>
</math>
</file>

<file path=Object 12/content.xml><?xml version="1.0" encoding="utf-8"?>
<math xmlns="http://www.w3.org/1998/Math/MathML">
  <semantics>
    <mrow>
      <mrow>
        <mrow>
          <mrow>
            <mrow>
              <mrow>
                <mrow>
                  <mo stretchy="false">η</mo>
                  <mo stretchy="false">=</mo>
                  <mfrac>
                    <mi>W</mi>
                    <mrow>
                      <mfenced open="∣" close="∣">
                        <mrow>
                          <msub>
                            <mi>Q</mi>
                            <mn>2</mn>
                          </msub>
                        </mrow>
                      </mfenced>
                    </mrow>
                  </mfrac>
                </mrow>
                <mo stretchy="false">=</mo>
                <mfrac>
                  <mrow>
                    <mrow>
                      <mfenced open="∣" close="∣">
                        <mrow>
                          <msub>
                            <mi>Q</mi>
                            <mn>2</mn>
                          </msub>
                        </mrow>
                      </mfenced>
                      <mo stretchy="false">−</mo>
                      <mfenced open="∣" close="∣">
                        <mrow>
                          <msub>
                            <mi>Q</mi>
                            <mn>1</mn>
                          </msub>
                        </mrow>
                      </mfenced>
                    </mrow>
                  </mrow>
                  <mrow>
                    <mfenced open="∣" close="∣">
                      <mrow>
                        <msub>
                          <mi>Q</mi>
                          <mn>2</mn>
                        </msub>
                      </mrow>
                    </mfenced>
                  </mrow>
                </mfrac>
              </mrow>
              <mo stretchy="false">=</mo>
              <mrow>
                <mn>1</mn>
                <mo stretchy="false">−</mo>
                <mrow>
                  <mfrac>
                    <mfenced open="∣" close="∣">
                      <mrow>
                        <msub>
                          <mi>Q</mi>
                          <mn>2</mn>
                        </msub>
                      </mrow>
                    </mfenced>
                    <mrow>
                      <mfenced open="∣" close="∣">
                        <mrow>
                          <msub>
                            <mi>Q</mi>
                            <mn>1</mn>
                          </msub>
                        </mrow>
                      </mfenced>
                    </mrow>
                  </mfrac>
                </mrow>
              </mrow>
            </mrow>
            <mo stretchy="false">=</mo>
            <mi mathvariant="italic">magic</mi>
          </mrow>
          <mo stretchy="false">=</mo>
          <mfrac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</mrow>
            <msub>
              <mi>T</mi>
              <mn>2</mn>
            </msub>
          </mfrac>
        </mrow>
        <mo stretchy="false">&lt;</mo>
        <mn>1</mn>
      </mrow>
    </mrow>
    <annotation encoding="StarMath 5.0">%eta = W over {abs{Q_2}} = {abs{Q_2}-abs{Q_1}}over{abs{Q_2}} = 1-{abs{Q_2}over{abs{Q_1}}} = magic = {T_2 - T_1} over T_2 lt 1</annotation>
  </semantics>
</math>
</file>

<file path=Object 13/content.xml><?xml version="1.0" encoding="utf-8"?>
<math xmlns="http://www.w3.org/1998/Math/MathML">
  <semantics>
    <mrow>
      <mrow>
        <mrow>
          <munder>
            <mo stretchy="false">∮</mo>
            <mi>r</mi>
          </munder>
          <mrow>
            <mfrac>
              <mrow>
                <mo stretchy="false">δ</mo>
                <mi>Q</mi>
              </mrow>
              <mi>T</mi>
            </mfrac>
          </mrow>
        </mrow>
        <mo stretchy="false">≤</mo>
        <mn>0</mn>
      </mrow>
    </mrow>
    <annotation encoding="StarMath 5.0">lint from r {{%delta Q} over T} le 0</annotation>
  </semantics>
</math>
</file>

<file path=Object 14/content.xml><?xml version="1.0" encoding="utf-8"?>
<math xmlns="http://www.w3.org/1998/Math/MathML">
  <semantics>
    <mrow>
      <mrow>
        <mi mathvariant="italic">dU</mi>
        <mo stretchy="false">=</mo>
        <mrow>
          <mi mathvariant="italic">TdS</mi>
          <mo stretchy="false">−</mo>
          <mo stretchy="false">δ</mo>
        </mrow>
      </mrow>
      <mi>W</mi>
    </mrow>
    <annotation encoding="StarMath 5.0">dU = TdS - %delta W</annotation>
  </semantics>
</math>
</file>

<file path=Object 15/content.xml><?xml version="1.0" encoding="utf-8"?>
<math xmlns="http://www.w3.org/1998/Math/MathML">
  <semantics>
    <mrow>
      <mo stretchy="false">Δ</mo>
      <mrow>
        <mrow>
          <mi>S</mi>
          <mo stretchy="false">=</mo>
          <mrow>
            <msub>
              <mi>S</mi>
              <mn>2</mn>
            </msub>
            <mo stretchy="false">−</mo>
            <msub>
              <mi>S</mi>
              <mn>1</mn>
            </msub>
          </mrow>
        </mrow>
        <mo stretchy="false">≥</mo>
        <mn>0</mn>
      </mrow>
    </mrow>
    <annotation encoding="StarMath 5.0">%DELTA S = S_2 - S_1 ge 0</annotation>
  </semantics>
</math>
</file>

<file path=Object 16/content.xml><?xml version="1.0" encoding="utf-8"?>
<math xmlns="http://www.w3.org/1998/Math/MathML">
  <semantics>
    <mrow>
      <mo stretchy="false">Δ</mo>
      <mrow>
        <mi>S</mi>
        <mo stretchy="false">=</mo>
        <mn>0,</mn>
      </mrow>
      <mrow>
        <mrow>
          <mi>S</mi>
          <mo stretchy="false">=</mo>
          <msub>
            <mi>S</mi>
            <mn>0</mn>
          </msub>
        </mrow>
        <mo stretchy="false">=</mo>
        <mi mathvariant="italic">konst.</mi>
      </mrow>
      <mi mathvariant="italic">při</mi>
      <mrow>
        <mi>T</mi>
        <mo stretchy="false">→</mo>
        <mn>0</mn>
      </mrow>
      <mi>K</mi>
    </mrow>
    <annotation encoding="StarMath 5.0">%DELTA S = 0, S = S_0 = konst. při			T toward 0 K </annotation>
  </semantics>
</math>
</file>

<file path=Object 17/content.xml><?xml version="1.0" encoding="utf-8"?>
<math xmlns="http://www.w3.org/1998/Math/MathML">
  <semantics>
    <mrow>
      <mrow>
        <mrow>
          <mfrac>
            <mi mathvariant="italic">dp</mi>
            <mi mathvariant="italic">dt</mi>
          </mfrac>
        </mrow>
        <mo stretchy="false">=</mo>
        <mrow>
          <mfrac>
            <mi>L</mi>
            <mrow>
              <mi>T</mi>
              <mrow>
                <mo stretchy="false">(</mo>
                <mrow>
                  <mrow>
                    <msub>
                      <mi>V</mi>
                      <mn>2</mn>
                    </msub>
                    <mo stretchy="false">−</mo>
                    <msub>
                      <mi>V</mi>
                      <mn>1</mn>
                    </msub>
                  </mrow>
                </mrow>
                <mo stretchy="false">)</mo>
              </mrow>
            </mrow>
          </mfrac>
        </mrow>
      </mrow>
      <mi>;</mi>
      <mrow>
        <mi>L</mi>
        <mo stretchy="false">=</mo>
        <mo stretchy="false">Δ</mo>
      </mrow>
      <mi>S</mi>
      <mrow>
        <mo stretchy="false">(</mo>
        <mrow>
          <mi mathvariant="italic">změna</mi>
          <mi mathvariant="italic">entropie</mi>
          <mi mathvariant="italic">fázového</mi>
          <mi mathvariant="italic">přechodu</mi>
        </mrow>
        <mo stretchy="false">)</mo>
      </mrow>
    </mrow>
    <annotation encoding="StarMath 5.0">{dp over dt} = {L over {T(V_2 - V_1)}} ; L = %DELTA S (změna entropie fázového přechodu)</annotation>
  </semantics>
</math>
</file>

<file path=Object 18/content.xml><?xml version="1.0" encoding="utf-8"?>
<math xmlns="http://www.w3.org/1998/Math/MathML">
  <semantics>
    <mrow>
      <mrow>
        <msub>
          <mrow>
            <mo stretchy="false">(</mo>
            <mrow>
              <mrow>
                <mfrac>
                  <mrow>
                    <mo stretchy="false">δ</mo>
                    <mi>T</mi>
                  </mrow>
                  <mrow>
                    <mo stretchy="false">δ</mo>
                    <mi>V</mi>
                  </mrow>
                </mfrac>
              </mrow>
            </mrow>
            <mo stretchy="false">)</mo>
          </mrow>
          <mi>S</mi>
        </msub>
        <mo stretchy="false">=</mo>
        <mrow>
          <mo stretchy="false">−</mo>
          <msub>
            <mrow>
              <mo stretchy="false">(</mo>
              <mrow>
                <mfrac>
                  <mrow>
                    <mo stretchy="false">δ</mo>
                    <mi>p</mi>
                  </mrow>
                  <mrow>
                    <mo stretchy="false">δ</mo>
                    <mi>S</mi>
                  </mrow>
                </mfrac>
              </mrow>
              <mo stretchy="false">)</mo>
            </mrow>
            <mi>V</mi>
          </msub>
        </mrow>
      </mrow>
    </mrow>
    <annotation encoding="StarMath 5.0">({{%delta T} over {%delta V}})_S = -({%delta p} over {%delta S})_V</annotation>
  </semantics>
</math>
</file>

<file path=Object 19/content.xml><?xml version="1.0" encoding="utf-8"?>
<math xmlns="http://www.w3.org/1998/Math/MathML">
  <semantics>
    <mrow>
      <mrow>
        <msub>
          <mrow>
            <mo stretchy="false">(</mo>
            <mrow>
              <mrow>
                <mfrac>
                  <mrow>
                    <mo stretchy="false">δ</mo>
                    <mi>T</mi>
                  </mrow>
                  <mrow>
                    <mo stretchy="false">δ</mo>
                    <mi>p</mi>
                  </mrow>
                </mfrac>
              </mrow>
            </mrow>
            <mo stretchy="false">)</mo>
          </mrow>
          <mi>S</mi>
        </msub>
        <mo stretchy="false">=</mo>
        <msub>
          <mrow>
            <mo stretchy="false">(</mo>
            <mrow>
              <mfrac>
                <mrow>
                  <mo stretchy="false">δ</mo>
                  <mi>V</mi>
                </mrow>
                <mrow>
                  <mo stretchy="false">δ</mo>
                  <mi>S</mi>
                </mrow>
              </mfrac>
            </mrow>
            <mo stretchy="false">)</mo>
          </mrow>
          <mi>p</mi>
        </msub>
      </mrow>
    </mrow>
    <annotation encoding="StarMath 5.0">({{%delta T} over {%delta p}})_S = ({%delta V} over {%delta S})_p</annotation>
  </semantics>
</math>
</file>

<file path=Object 2/content.xml><?xml version="1.0" encoding="utf-8"?>
<math xmlns="http://www.w3.org/1998/Math/MathML">
  <semantics>
    <mrow>
      <mo stretchy="false">δ</mo>
      <mrow>
        <mrow>
          <mrow>
            <mi>W</mi>
            <mo stretchy="false">=</mo>
            <mi mathvariant="italic">FdS</mi>
          </mrow>
          <mo stretchy="false">=</mo>
          <mi mathvariant="italic">pAdS</mi>
        </mrow>
        <mo stretchy="false">=</mo>
        <mi mathvariant="italic">pdV</mi>
      </mrow>
      <mi>;</mi>
      <mrow>
        <mi>F</mi>
        <mo stretchy="false">=</mo>
        <mi mathvariant="italic">pA</mi>
      </mrow>
    </mrow>
    <annotation encoding="StarMath 5.0">%delta W = FdS = pAdS = pdV; F = pA</annotation>
  </semantics>
</math>
</file>

<file path=Object 20/content.xml><?xml version="1.0" encoding="utf-8"?>
<math xmlns="http://www.w3.org/1998/Math/MathML">
  <semantics>
    <mrow>
      <mrow>
        <msub>
          <mrow>
            <mo stretchy="false">(</mo>
            <mrow>
              <mrow>
                <mfrac>
                  <mrow>
                    <mo stretchy="false">δ</mo>
                    <mi>p</mi>
                  </mrow>
                  <mrow>
                    <mo stretchy="false">δ</mo>
                    <mi>T</mi>
                  </mrow>
                </mfrac>
              </mrow>
            </mrow>
            <mo stretchy="false">)</mo>
          </mrow>
          <mi>V</mi>
        </msub>
        <mo stretchy="false">=</mo>
        <msub>
          <mrow>
            <mo stretchy="false">(</mo>
            <mrow>
              <mfrac>
                <mrow>
                  <mo stretchy="false">δ</mo>
                  <mi>S</mi>
                </mrow>
                <mrow>
                  <mo stretchy="false">δ</mo>
                  <mi>V</mi>
                </mrow>
              </mfrac>
            </mrow>
            <mo stretchy="false">)</mo>
          </mrow>
          <mi>p</mi>
        </msub>
      </mrow>
    </mrow>
    <annotation encoding="StarMath 5.0">({{%delta p} over {%delta T}})_V = ({%delta S} over {%delta V})_p</annotation>
  </semantics>
</math>
</file>

<file path=Object 21/content.xml><?xml version="1.0" encoding="utf-8"?>
<math xmlns="http://www.w3.org/1998/Math/MathML">
  <semantics>
    <mrow>
      <mrow>
        <msub>
          <mrow>
            <mo stretchy="false">(</mo>
            <mrow>
              <mrow>
                <mfrac>
                  <mrow>
                    <mo stretchy="false">δ</mo>
                    <mi>V</mi>
                  </mrow>
                  <mrow>
                    <mo stretchy="false">δ</mo>
                    <mi>T</mi>
                  </mrow>
                </mfrac>
              </mrow>
            </mrow>
            <mo stretchy="false">)</mo>
          </mrow>
          <mi>p</mi>
        </msub>
        <mo stretchy="false">=</mo>
        <mrow>
          <mo stretchy="false">−</mo>
          <msub>
            <mrow>
              <mo stretchy="false">(</mo>
              <mrow>
                <mfrac>
                  <mrow>
                    <mo stretchy="false">δ</mo>
                    <mi>S</mi>
                  </mrow>
                  <mrow>
                    <mo stretchy="false">δ</mo>
                    <mi>p</mi>
                  </mrow>
                </mfrac>
              </mrow>
              <mo stretchy="false">)</mo>
            </mrow>
            <mi>T</mi>
          </msub>
        </mrow>
      </mrow>
    </mrow>
    <annotation encoding="StarMath 5.0">({{%delta V} over {%delta T}})_p = -({%delta S} over {%delta p})_T</annotation>
  </semantics>
</math>
</file>

<file path=Object 22/content.xml><?xml version="1.0" encoding="utf-8"?>
<math xmlns="http://www.w3.org/1998/Math/MathML">
  <semantics>
    <mrow>
      <mo stretchy="false">Γ</mo>
    </mrow>
    <annotation encoding="StarMath 5.0">%GAMMA </annotation>
  </semantics>
</math>
</file>

<file path=Object 23/content.xml><?xml version="1.0" encoding="utf-8"?>
<math xmlns="http://www.w3.org/1998/Math/MathML">
  <semantics>
    <mrow>
      <mrow>
        <msub>
          <mrow>
            <mfenced open="〈" close="〉">
              <mrow>
                <mo stretchy="false">χ</mo>
              </mrow>
            </mfenced>
          </mrow>
          <mi>S</mi>
        </msub>
        <mo stretchy="false">=</mo>
        <msub>
          <mrow>
            <mfenced open="〈" close="〉">
              <mrow>
                <mo stretchy="false">χ</mo>
              </mrow>
            </mfenced>
          </mrow>
          <mo stretchy="false">τ</mo>
        </msub>
      </mrow>
    </mrow>
    <annotation encoding="StarMath 5.0">{left langle %chi  right rangle}_S = {left langle %chi  right rangle}_%tau</annotation>
  </semantics>
</math>
</file>

<file path=Object 24/content.xml><?xml version="1.0" encoding="utf-8"?>
<math xmlns="http://www.w3.org/1998/Math/MathML">
  <semantics>
    <mrow>
      <mrow>
        <mo stretchy="false">ρ</mo>
        <mo stretchy="false">=</mo>
        <mo stretchy="false">ρ</mo>
      </mrow>
      <mrow>
        <mo stretchy="false">(</mo>
        <mrow>
          <mi>E</mi>
        </mrow>
        <mo stretchy="false">)</mo>
      </mrow>
    </mrow>
    <annotation encoding="StarMath 5.0">%rho = %rho (E)</annotation>
  </semantics>
</math>
</file>

<file path=Object 25/content.xml><?xml version="1.0" encoding="utf-8"?>
<math xmlns="http://www.w3.org/1998/Math/MathML">
  <semantics>
    <mrow>
      <mi>P</mi>
      <mrow>
        <mrow>
          <mo stretchy="false">(</mo>
          <mrow>
            <msub>
              <mi>E</mi>
              <mi>i</mi>
            </msub>
          </mrow>
          <mo stretchy="false">)</mo>
        </mrow>
        <mo stretchy="false">=</mo>
        <mfrac>
          <mn>1</mn>
          <mo stretchy="false">Ω</mo>
        </mfrac>
      </mrow>
      <mi>;</mi>
      <mrow>
        <msub>
          <mi>E</mi>
          <mi>i</mi>
        </msub>
        <mo stretchy="false">=</mo>
        <mi>E</mi>
      </mrow>
      <mi>;</mi>
      <mrow>
        <mo stretchy="false">Ω</mo>
        <mo stretchy="false">−</mo>
        <mi mathvariant="italic">stavový</mi>
      </mrow>
      <mi mathvariant="italic">prostor</mi>
    </mrow>
    <annotation encoding="StarMath 5.0">P(E_i) = 1 over %OMEGA ; E_i = E ; %OMEGA - stavový prostor</annotation>
  </semantics>
</math>
</file>

<file path=Object 26/content.xml><?xml version="1.0" encoding="utf-8"?>
<math xmlns="http://www.w3.org/1998/Math/MathML">
  <semantics>
    <mrow>
      <mrow>
        <mi>S</mi>
        <mo stretchy="false">=</mo>
        <msub>
          <mi>k</mi>
          <mi>B</mi>
        </msub>
      </mrow>
      <mi>ln</mi>
      <mi>W</mi>
      <mi>;</mi>
      <mrow>
        <msub>
          <mi>k</mi>
          <mi>B</mi>
        </msub>
        <mo stretchy="false">−</mo>
        <mi mathvariant="italic">Bolzmannova</mi>
      </mrow>
      <mi mathvariant="italic">konst.</mi>
    </mrow>
    <annotation encoding="StarMath 5.0">S = k_B ln W ; k_B - Bolzmannova konst. </annotation>
  </semantics>
</math>
</file>

<file path=Object 27/content.xml><?xml version="1.0" encoding="utf-8"?>
<math xmlns="http://www.w3.org/1998/Math/MathML">
  <semantics>
    <mrow>
      <mrow>
        <msub>
          <mi>P</mi>
          <mi>i</mi>
        </msub>
        <mo stretchy="false">=</mo>
        <mfrac>
          <mn>1</mn>
          <mi>Z</mi>
        </mfrac>
      </mrow>
      <mi>exp</mi>
      <mrow>
        <mo stretchy="false">(</mo>
        <mrow>
          <mfrac>
            <mrow>
              <mo stretchy="false">−</mo>
              <msub>
                <mi>E</mi>
                <mi>i</mi>
              </msub>
            </mrow>
            <msub>
              <mi>k</mi>
              <mi>B</mi>
            </msub>
          </mfrac>
          <mi>t</mi>
        </mrow>
        <mo stretchy="false">)</mo>
      </mrow>
    </mrow>
    <annotation encoding="StarMath 5.0">P_i = 1 over Z exp(-E_i over k_B t)</annotation>
  </semantics>
</math>
</file>

<file path=Object 28/content.xml><?xml version="1.0" encoding="utf-8"?>
<math xmlns="http://www.w3.org/1998/Math/MathML">
  <semantics>
    <mrow>
      <mrow>
        <mi>Z</mi>
        <mo stretchy="false">=</mo>
        <mrow>
          <munder>
            <mo stretchy="false">∑</mo>
            <mi>i</mi>
          </munder>
          <msup>
            <mi>e</mi>
            <mrow>
              <mrow>
                <mo stretchy="false">−</mo>
                <mo stretchy="false">Β</mo>
              </mrow>
              <msub>
                <mi>E</mi>
                <mi>i</mi>
              </msub>
            </mrow>
          </msup>
        </mrow>
      </mrow>
    </mrow>
    <annotation encoding="StarMath 5.0">Z = sum from i e^{-%BETA E_i}</annotation>
  </semantics>
</math>
</file>

<file path=Object 29/content.xml><?xml version="1.0" encoding="utf-8"?>
<math xmlns="http://www.w3.org/1998/Math/MathML">
  <semantics>
    <mrow>
      <mo stretchy="false">ρ</mo>
      <mrow>
        <mrow>
          <mo stretchy="false">(</mo>
          <mrow>
            <mi>v</mi>
          </mrow>
          <mo stretchy="false">)</mo>
        </mrow>
        <mo stretchy="false">=</mo>
        <mn>4</mn>
      </mrow>
      <mo stretchy="false">π</mo>
      <msup>
        <mrow>
          <mo stretchy="false">(</mo>
          <mrow>
            <mfrac>
              <mi>m</mi>
              <mrow>
                <mn>2</mn>
                <mo stretchy="false">π</mo>
                <msub>
                  <mi>k</mi>
                  <mi>B</mi>
                </msub>
                <mi>T</mi>
              </mrow>
            </mfrac>
          </mrow>
          <mo stretchy="false">)</mo>
        </mrow>
        <mrow>
          <mfrac>
            <mn>3</mn>
            <mn>2</mn>
          </mfrac>
        </mrow>
      </msup>
      <msup>
        <mi>v</mi>
        <mn>2</mn>
      </msup>
      <mi>exp</mi>
      <mrow>
        <mo stretchy="false">(</mo>
        <mrow>
          <mrow>
            <mo stretchy="false">−</mo>
            <mrow>
              <mfrac>
                <mi>m</mi>
                <mrow>
                  <mn>2</mn>
                  <msub>
                    <mi>k</mi>
                    <mi>B</mi>
                  </msub>
                  <mi>T</mi>
                </mrow>
              </mfrac>
            </mrow>
          </mrow>
          <msup>
            <mi>v</mi>
            <mn>2</mn>
          </msup>
        </mrow>
        <mo stretchy="false">)</mo>
      </mrow>
    </mrow>
    <annotation encoding="StarMath 5.0">%rho (v) = 4 %pi(m over {2 %pi k_B T})^{3 over 2} v^2 exp(-{ m over { 2 k_B T}} v^2)</annotation>
  </semantics>
</math>
</file>

<file path=Object 3/content.xml><?xml version="1.0" encoding="utf-8"?>
<math xmlns="http://www.w3.org/1998/Math/MathML">
  <semantics>
    <mrow>
      <mrow>
        <msub>
          <mi>W</mi>
          <mn>12</mn>
        </msub>
      </mrow>
      <mrow>
        <mrow>
          <mo stretchy="false">(</mo>
          <mrow>
            <mi>C</mi>
          </mrow>
          <mo stretchy="false">)</mo>
        </mrow>
        <mo stretchy="false">=</mo>
        <mrow>
          <munderover>
            <mo stretchy="false">∫</mo>
            <mn>1</mn>
            <mn>2</mn>
          </munderover>
          <mi>p</mi>
        </mrow>
      </mrow>
      <mi mathvariant="italic">dV</mi>
    </mrow>
    <annotation encoding="StarMath 5.0">{W_12}(C) = int from 1 to 2 p dV</annotation>
  </semantics>
</math>
</file>

<file path=Object 30/content.xml><?xml version="1.0" encoding="utf-8"?>
<math xmlns="http://www.w3.org/1998/Math/MathML">
  <semantics>
    <mrow>
      <mrow>
        <mfrac>
          <mrow>
            <mi>d</mi>
            <mo stretchy="false">ρ</mo>
            <mrow>
              <mo stretchy="false">(</mo>
              <mrow>
                <mi>v</mi>
              </mrow>
              <mo stretchy="false">)</mo>
            </mrow>
          </mrow>
          <mi mathvariant="italic">dv</mi>
        </mfrac>
        <mo stretchy="false">=</mo>
        <mn>4</mn>
      </mrow>
      <mo stretchy="false">π</mo>
      <msup>
        <mrow>
          <mo stretchy="false">(</mo>
          <mrow>
            <mfrac>
              <mi>m</mi>
              <mrow>
                <mn>2</mn>
                <mo stretchy="false">π</mo>
                <msub>
                  <mi>k</mi>
                  <mi>B</mi>
                </msub>
                <mi>T</mi>
              </mrow>
            </mfrac>
          </mrow>
          <mo stretchy="false">)</mo>
        </mrow>
        <mrow>
          <mfrac>
            <mn>3</mn>
            <mn>2</mn>
          </mfrac>
        </mrow>
      </msup>
      <msup>
        <mi>v</mi>
        <mn>2</mn>
      </msup>
      <mi>exp</mi>
      <mrow>
        <mo stretchy="false">(</mo>
        <mrow>
          <mrow>
            <mo stretchy="false">−</mo>
            <mrow>
              <mfrac>
                <mi>m</mi>
                <mrow>
                  <mn>2</mn>
                  <msub>
                    <mi>k</mi>
                    <mi>B</mi>
                  </msub>
                  <mi>T</mi>
                </mrow>
              </mfrac>
            </mrow>
          </mrow>
          <msup>
            <mi>v</mi>
            <mn>2</mn>
          </msup>
        </mrow>
        <mo stretchy="false">)</mo>
      </mrow>
      <mrow>
        <mrow>
          <mo stretchy="false">(</mo>
          <mrow>
            <mrow>
              <mn>2</mn>
              <mo stretchy="false">−</mo>
              <mfrac>
                <mrow>
                  <msup>
                    <mi mathvariant="italic">mv</mi>
                    <mn>2</mn>
                  </msup>
                </mrow>
                <mrow>
                  <msub>
                    <mi>k</mi>
                    <mi>B</mi>
                  </msub>
                  <mi>T</mi>
                </mrow>
              </mfrac>
            </mrow>
          </mrow>
          <mo stretchy="false">)</mo>
        </mrow>
        <mo stretchy="false">=</mo>
        <mn>0</mn>
      </mrow>
    </mrow>
    <annotation encoding="StarMath 5.0">{d %rho (v)} over dv = 4 %pi(m over {2 %pi k_B T})^{3 over 2} v^2 exp(-{ m over { 2 k_B T}} v^2) (2-{mv^2} over {k_B T}) = 0</annotation>
  </semantics>
</math>
</file>

<file path=Object 31/content.xml><?xml version="1.0" encoding="utf-8"?>
<math xmlns="http://www.w3.org/1998/Math/MathML">
  <semantics>
    <mrow>
      <mrow>
        <mi>v</mi>
        <mo stretchy="false">=</mo>
        <mn>0,</mn>
      </mrow>
      <mrow>
        <mi>v</mi>
        <mo stretchy="false">=</mo>
        <mo stretchy="false">∞</mo>
      </mrow>
      <mi>,</mi>
      <mrow>
        <mi>v</mi>
        <mo stretchy="false">=</mo>
        <mrow>
          <mo stretchy="false">±</mo>
          <msqrt>
            <mrow>
              <mo stretchy="false">(</mo>
              <mrow>
                <msub>
                  <mn>2k</mn>
                  <mi>B</mi>
                </msub>
                <mi>T</mi>
              </mrow>
              <mo stretchy="false">)</mo>
            </mrow>
          </msqrt>
        </mrow>
      </mrow>
      <mi>m</mi>
    </mrow>
    <annotation encoding="StarMath 5.0">v = 0, v = infinity, v = +-sqrt(2k_B T)m</annotation>
  </semantics>
</math>
</file>

<file path=Object 32/content.xml><?xml version="1.0" encoding="utf-8"?>
<math xmlns="http://www.w3.org/1998/Math/MathML">
  <semantics>
    <mrow>
      <mrow>
        <msub>
          <mi>v</mi>
          <mi>p</mi>
        </msub>
        <mo stretchy="false">=</mo>
        <msqrt>
          <mrow>
            <mo stretchy="false">(</mo>
            <mrow>
              <mfrac>
                <mrow>
                  <msub>
                    <mn>2k</mn>
                    <mi>B</mi>
                  </msub>
                  <mi>T</mi>
                </mrow>
                <mi>m</mi>
              </mfrac>
            </mrow>
            <mo stretchy="false">)</mo>
          </mrow>
        </msqrt>
      </mrow>
    </mrow>
    <annotation encoding="StarMath 5.0">v_p = sqrt({2k_B T} over m)</annotation>
  </semantics>
</math>
</file>

<file path=Object 33/content.xml><?xml version="1.0" encoding="utf-8"?>
<math xmlns="http://www.w3.org/1998/Math/MathML">
  <semantics>
    <mrow>
      <mrow>
        <mrow>
          <mrow>
            <mo stretchy="false">〈</mo>
            <mrow>
              <mi>v</mi>
            </mrow>
            <mo stretchy="false">〉</mo>
          </mrow>
          <mo stretchy="false">=</mo>
          <mrow>
            <munderover>
              <mo stretchy="false">∫</mo>
              <mn>0</mn>
              <mo stretchy="false">∞</mo>
            </munderover>
            <mrow>
              <mi>v</mi>
              <mo stretchy="false">ρ</mo>
              <mrow>
                <mo stretchy="false">(</mo>
                <mrow>
                  <mi>v</mi>
                </mrow>
                <mo stretchy="false">)</mo>
              </mrow>
              <mi mathvariant="italic">dv</mi>
            </mrow>
          </mrow>
        </mrow>
        <mo stretchy="false">=</mo>
        <mn>4</mn>
      </mrow>
      <mo stretchy="false">π</mo>
      <msup>
        <mrow>
          <mo stretchy="false">(</mo>
          <mrow>
            <mfrac>
              <mi>m</mi>
              <mrow>
                <mn>2</mn>
                <mo stretchy="false">π</mo>
                <msub>
                  <mi>k</mi>
                  <mi>B</mi>
                </msub>
                <mi>T</mi>
              </mrow>
            </mfrac>
          </mrow>
          <mo stretchy="false">)</mo>
        </mrow>
        <mrow>
          <mfrac>
            <mn>3</mn>
            <mn>2</mn>
          </mfrac>
        </mrow>
      </msup>
      <mrow>
        <munderover>
          <mo stretchy="false">∫</mo>
          <mn>0</mn>
          <mo stretchy="false">∞</mo>
        </munderover>
        <msup>
          <mi>v</mi>
          <mn>3</mn>
        </msup>
      </mrow>
      <mi>exp</mi>
      <mrow>
        <mo stretchy="false">(</mo>
        <mrow>
          <mrow>
            <mo stretchy="false">−</mo>
            <mrow>
              <mfrac>
                <mi>m</mi>
                <mrow>
                  <mn>2</mn>
                  <msub>
                    <mi>k</mi>
                    <mi>B</mi>
                  </msub>
                  <mi>T</mi>
                </mrow>
              </mfrac>
            </mrow>
          </mrow>
          <msup>
            <mi>v</mi>
            <mn>2</mn>
          </msup>
        </mrow>
        <mo stretchy="false">)</mo>
      </mrow>
      <mi mathvariant="italic">dv</mi>
    </mrow>
    <annotation encoding="StarMath 5.0">langle v rangle = int from 0 to infinity {v %rho (v) dv} = 4 %pi(m over {2 %pi k_B T})^{3 over 2} int from 0 to infinity v^3 exp(-{ m over { 2 k_B T}} v^2) dv</annotation>
  </semantics>
</math>
</file>

<file path=Object 34/content.xml><?xml version="1.0" encoding="utf-8"?>
<math xmlns="http://www.w3.org/1998/Math/MathML">
  <semantics>
    <mrow>
      <mrow>
        <mo stretchy="false">α</mo>
        <mo stretchy="false">=</mo>
        <mfrac>
          <mi>m</mi>
          <mrow>
            <mn>2</mn>
            <msub>
              <mi>k</mi>
              <mi>B</mi>
            </msub>
            <mi>T</mi>
          </mrow>
        </mfrac>
      </mrow>
    </mrow>
    <annotation encoding="StarMath 5.0">%alpha = m over {2 k_B T}</annotation>
  </semantics>
</math>
</file>

<file path=Object 35/content.xml><?xml version="1.0" encoding="utf-8"?>
<math xmlns="http://www.w3.org/1998/Math/MathML">
  <semantics>
    <mrow>
      <mrow>
        <mrow>
          <mo stretchy="false">〈</mo>
          <mrow>
            <mi>v</mi>
          </mrow>
          <mo stretchy="false">〉</mo>
        </mrow>
        <mo stretchy="false">=</mo>
        <mn>4</mn>
      </mrow>
      <mo stretchy="false">π</mo>
      <msup>
        <mrow>
          <mo stretchy="false">(</mo>
          <mrow>
            <mfrac>
              <mo stretchy="false">α</mo>
              <mrow>
                <mo stretchy="false">π</mo>
              </mrow>
            </mfrac>
          </mrow>
          <mo stretchy="false">)</mo>
        </mrow>
        <mrow>
          <mfrac>
            <mn>3</mn>
            <mn>2</mn>
          </mfrac>
        </mrow>
      </msup>
      <mrow>
        <munderover>
          <mo stretchy="false">∫</mo>
          <mn>0</mn>
          <mo stretchy="false">∞</mo>
        </munderover>
        <msup>
          <mi>v</mi>
          <mn>3</mn>
        </msup>
      </mrow>
      <mi>exp</mi>
      <mrow>
        <mo stretchy="false">(</mo>
        <mrow>
          <mrow>
            <mo stretchy="false">−</mo>
            <mrow>
              <mo stretchy="false">α</mo>
            </mrow>
          </mrow>
          <msup>
            <mi>v</mi>
            <mn>2</mn>
          </msup>
        </mrow>
        <mo stretchy="false">)</mo>
      </mrow>
      <mi mathvariant="italic">dv</mi>
    </mrow>
    <annotation encoding="StarMath 5.0">langle v rangle = 4 %pi(%alpha over { %pi })^{3 over 2} int from 0 to infinity v^3 exp(-{ %alpha } v^2) dv</annotation>
  </semantics>
</math>
</file>

<file path=Object 36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n>0</mn>
            <mo stretchy="false">∞</mo>
          </munderover>
          <mi>v</mi>
        </mrow>
      </mrow>
      <msup>
        <mi>e</mi>
        <mrow>
          <mrow>
            <mo stretchy="false">−</mo>
            <mo stretchy="false">α</mo>
          </mrow>
          <msup>
            <mi>v</mi>
            <mn>2</mn>
          </msup>
        </mrow>
      </msup>
      <mrow>
        <mi mathvariant="italic">dx</mi>
        <mo stretchy="false">=</mo>
        <mfrac>
          <mn>1</mn>
          <mrow>
            <mn>2</mn>
            <mo stretchy="false">α</mo>
          </mrow>
        </mfrac>
      </mrow>
    </mrow>
    <annotation encoding="StarMath 5.0">I = int from 0 to infinity v e^{-%alpha v^2} dx = 1 over { 2%alpha}</annotation>
  </semantics>
</math>
</file>

<file path=Object 37/content.xml><?xml version="1.0" encoding="utf-8"?>
<math xmlns="http://www.w3.org/1998/Math/MathML">
  <semantics>
    <mrow>
      <mrow>
        <mrow>
          <mo stretchy="false">〈</mo>
          <mrow>
            <mi>v</mi>
          </mrow>
          <mo stretchy="false">〉</mo>
        </mrow>
        <mo stretchy="false">=</mo>
        <mn>4</mn>
      </mrow>
      <mo stretchy="false">π</mo>
      <msup>
        <mrow>
          <mo stretchy="false">(</mo>
          <mrow>
            <mfrac>
              <mo stretchy="false">α</mo>
              <mrow>
                <mo stretchy="false">π</mo>
              </mrow>
            </mfrac>
          </mrow>
          <mo stretchy="false">)</mo>
        </mrow>
        <mrow>
          <mfrac>
            <mn>3</mn>
            <mn>2</mn>
          </mfrac>
        </mrow>
      </msup>
      <mrow>
        <mrow>
          <mo stretchy="false">(</mo>
          <mrow>
            <mrow>
              <mo stretchy="false">−</mo>
              <mrow>
                <mfrac>
                  <mi mathvariant="italic">dI</mi>
                  <mrow>
                    <mi>d</mi>
                    <mo stretchy="false">α</mo>
                  </mrow>
                </mfrac>
              </mrow>
            </mrow>
          </mrow>
          <mo stretchy="false">)</mo>
        </mrow>
        <mo stretchy="false">=</mo>
        <mn>4</mn>
      </mrow>
      <mo stretchy="false">π</mo>
      <msup>
        <mrow>
          <mo stretchy="false">(</mo>
          <mrow>
            <mfrac>
              <mo stretchy="false">α</mo>
              <mrow>
                <mo stretchy="false">π</mo>
              </mrow>
            </mfrac>
          </mrow>
          <mo stretchy="false">)</mo>
        </mrow>
        <mrow>
          <mfrac>
            <mn>3</mn>
            <mn>2</mn>
          </mfrac>
        </mrow>
      </msup>
      <mrow>
        <mrow>
          <mo stretchy="false">(</mo>
          <mrow>
            <mrow>
              <mo stretchy="false">−</mo>
              <mrow>
                <mfrac>
                  <mi>d</mi>
                  <mrow>
                    <mi>d</mi>
                    <mo stretchy="false">α</mo>
                  </mrow>
                </mfrac>
              </mrow>
            </mrow>
            <mfrac>
              <mn>1</mn>
              <mo stretchy="false">α</mo>
            </mfrac>
          </mrow>
          <mo stretchy="false">)</mo>
        </mrow>
        <mo stretchy="false">=</mo>
        <mn>4</mn>
      </mrow>
      <mo stretchy="false">π</mo>
      <msup>
        <mrow>
          <mo stretchy="false">(</mo>
          <mrow>
            <mfrac>
              <mo stretchy="false">α</mo>
              <mrow>
                <mo stretchy="false">π</mo>
              </mrow>
            </mfrac>
          </mrow>
          <mo stretchy="false">)</mo>
        </mrow>
        <mrow>
          <mfrac>
            <mn>3</mn>
            <mn>2</mn>
          </mfrac>
        </mrow>
      </msup>
      <mrow>
        <mfrac>
          <mrow>
            <mn>2</mn>
            <msup>
              <mrow>
                <msub>
                  <mi>k</mi>
                  <mi>B</mi>
                </msub>
              </mrow>
              <mn>2</mn>
            </msup>
            <msup>
              <mi>T</mi>
              <mn>2</mn>
            </msup>
          </mrow>
          <mrow>
            <msup>
              <mi>m</mi>
              <mn>2</mn>
            </msup>
          </mrow>
        </mfrac>
        <mo stretchy="false">=</mo>
        <msqrt>
          <mrow>
            <mo stretchy="false">(</mo>
            <mrow>
              <mfrac>
                <mrow>
                  <msub>
                    <mn>8k</mn>
                    <mi>B</mi>
                  </msub>
                  <mi>T</mi>
                </mrow>
                <mrow>
                  <mo stretchy="false">π</mo>
                  <mi>m</mi>
                </mrow>
              </mfrac>
            </mrow>
            <mo stretchy="false">)</mo>
          </mrow>
        </msqrt>
      </mrow>
    </mrow>
    <annotation encoding="StarMath 5.0">langle v rangle = 4 %pi(%alpha over { %pi })^{3 over 2} (-{dI over {d%alpha}}) = 4 %pi(%alpha over { %pi })^{3 over 2} (-{d over {d%alpha}} 1 over %alpha) =  4%pi(%alpha over { %pi })^{3 over 2} {2{k_B}^2 T^2} over {m^2} = sqrt({8k_B T} over {%pi m})</annotation>
  </semantics>
</math>
</file>

<file path=Object 38/content.xml><?xml version="1.0" encoding="utf-8"?>
<math xmlns="http://www.w3.org/1998/Math/MathML">
  <semantics>
    <mrow>
      <mrow>
        <mrow>
          <mo stretchy="false">〈</mo>
          <mrow>
            <mo stretchy="false">ε</mo>
          </mrow>
          <mo stretchy="false">〉</mo>
        </mrow>
        <mo stretchy="false">=</mo>
        <mfrac>
          <mn>1</mn>
          <mn>2</mn>
        </mfrac>
      </mrow>
      <msub>
        <mi>k</mi>
        <mi>B</mi>
      </msub>
      <mi>T</mi>
    </mrow>
    <annotation encoding="StarMath 5.0">langle %varepsilon  rangle = 1 over 2 k_B T</annotation>
  </semantics>
</math>
</file>

<file path=Object 39/content.xml><?xml version="1.0" encoding="utf-8"?>
<math xmlns="http://www.w3.org/1998/Math/MathML">
  <semantics>
    <mrow>
      <mrow>
        <mfrac>
          <mrow>
            <msup>
              <mo stretchy="false">δ</mo>
              <mn>2</mn>
            </msup>
            <mi>u</mi>
          </mrow>
          <mrow>
            <mo stretchy="false">δ</mo>
            <msup>
              <mi>x</mi>
              <mn>2</mn>
            </msup>
          </mrow>
        </mfrac>
        <mo stretchy="false">=</mo>
        <mfrac>
          <mn>1</mn>
          <msup>
            <mi>c</mi>
            <mn>2</mn>
          </msup>
        </mfrac>
      </mrow>
      <mfrac>
        <mrow>
          <msup>
            <mo stretchy="false">δ</mo>
            <mn>2</mn>
          </msup>
          <mi>u</mi>
        </mrow>
        <mrow>
          <mo stretchy="false">δ</mo>
          <msup>
            <mi>t</mi>
            <mn>2</mn>
          </msup>
        </mrow>
      </mfrac>
    </mrow>
    <annotation encoding="StarMath 5.0">{%delta^2 u} over {%delta x^2} = 1 over c^2 {%delta^2 u} over {%delta t^2}</annotation>
  </semantics>
</math>
</file>

<file path=Object 4/content.xml><?xml version="1.0" encoding="utf-8"?>
<math xmlns="http://www.w3.org/1998/Math/MathML">
  <semantics>
    <mrow>
      <mrow>
        <mi>U</mi>
        <mo stretchy="false">=</mo>
        <mi>U</mi>
      </mrow>
      <mrow>
        <mo stretchy="false">(</mo>
        <mrow>
          <mi>C</mi>
        </mrow>
        <mo stretchy="false">)</mo>
      </mrow>
    </mrow>
    <annotation encoding="StarMath 5.0">U = U(C)</annotation>
  </semantics>
</math>
</file>

<file path=Object 40/content.xml><?xml version="1.0" encoding="utf-8"?>
<math xmlns="http://www.w3.org/1998/Math/MathML">
  <semantics>
    <mrow>
      <msup>
        <mo stretchy="false">∇</mo>
        <mn>2</mn>
      </msup>
      <mrow>
        <mi>u</mi>
        <mo stretchy="false">=</mo>
        <mfrac>
          <mn>1</mn>
          <mi>c</mi>
        </mfrac>
      </mrow>
      <mfrac>
        <mrow>
          <msup>
            <mo stretchy="false">δ</mo>
            <mn>2</mn>
          </msup>
          <mi>u</mi>
        </mrow>
        <mrow>
          <mo stretchy="false">δ</mo>
          <msup>
            <mi>t</mi>
            <mn>2</mn>
          </msup>
        </mrow>
      </mfrac>
    </mrow>
    <annotation encoding="StarMath 5.0">nabla^2 u = 1 over c {%delta^2 u} over {%delta t^2}</annotation>
  </semantics>
</math>
</file>

<file path=Object 41/content.xml><?xml version="1.0" encoding="utf-8"?>
<math xmlns="http://www.w3.org/1998/Math/MathML">
  <semantics>
    <mrow>
      <mi>u</mi>
      <mrow>
        <mrow>
          <mo stretchy="false">(</mo>
          <mrow>
            <mi>x</mi>
            <mi>,</mi>
            <mi>t</mi>
          </mrow>
          <mo stretchy="false">)</mo>
        </mrow>
        <mo stretchy="false">=</mo>
        <mi>f</mi>
      </mrow>
      <mrow>
        <mo stretchy="false">(</mo>
        <mrow>
          <mi>x</mi>
          <mi>,</mi>
          <mi>t</mi>
        </mrow>
        <mo stretchy="false">)</mo>
      </mrow>
      <mi>;</mi>
      <mi mathvariant="italic">pro</mi>
      <mrow>
        <mi>t</mi>
        <mo stretchy="false">=</mo>
        <mn>0</mn>
      </mrow>
      <mo stretchy="false">→</mo>
      <mi>u</mi>
      <mrow>
        <mrow>
          <mo stretchy="false">(</mo>
          <mrow>
            <mi>x</mi>
            <mi>,</mi>
            <mi>t</mi>
          </mrow>
          <mo stretchy="false">)</mo>
        </mrow>
        <mo stretchy="false">=</mo>
        <mi>f</mi>
      </mrow>
      <mrow>
        <mrow>
          <mo stretchy="false">(</mo>
          <mrow>
            <mi>x</mi>
            <mi>,</mi>
            <mn>0</mn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u(x,t) = f(x,t); pro t = 0 rightarrow u(x,t) = f(x, 0) = f(x)</annotation>
  </semantics>
</math>
</file>

<file path=Object 42/content.xml><?xml version="1.0" encoding="utf-8"?>
<math xmlns="http://www.w3.org/1998/Math/MathML">
  <semantics>
    <mrow>
      <mrow>
        <mrow>
          <msub>
            <mo stretchy="false">Τ</mo>
            <mi mathvariant="italic">plus</mi>
          </msub>
        </mrow>
        <mo stretchy="false">=</mo>
        <mrow>
          <mi>t</mi>
          <mo stretchy="false">−</mo>
          <mfrac>
            <mi>x</mi>
            <mi>c</mi>
          </mfrac>
        </mrow>
      </mrow>
    </mrow>
    <annotation encoding="StarMath 5.0">{%TAU_plus} = t - x over c</annotation>
  </semantics>
</math>
</file>

<file path=Object 43/content.xml><?xml version="1.0" encoding="utf-8"?>
<math xmlns="http://www.w3.org/1998/Math/MathML">
  <semantics>
    <mrow>
      <mi>u</mi>
      <mrow>
        <mrow>
          <mo stretchy="false">(</mo>
          <mrow>
            <mi>x</mi>
            <mi>,</mi>
            <mi>t</mi>
          </mrow>
          <mo stretchy="false">)</mo>
        </mrow>
        <mo stretchy="false">=</mo>
        <mi>f</mi>
      </mrow>
      <mrow>
        <mrow>
          <mo stretchy="false">(</mo>
          <mrow>
            <mrow>
              <mi>x</mi>
              <mo stretchy="false">−</mo>
              <mi mathvariant="italic">ct</mi>
            </mrow>
          </mrow>
          <mo stretchy="false">)</mo>
        </mrow>
        <mo stretchy="false">+</mo>
        <mi>g</mi>
      </mrow>
      <mrow>
        <mo stretchy="false">(</mo>
        <mrow>
          <mrow>
            <mi>x</mi>
            <mo stretchy="false">+</mo>
            <mi mathvariant="italic">ct</mi>
          </mrow>
        </mrow>
        <mo stretchy="false">)</mo>
      </mrow>
    </mrow>
    <annotation encoding="StarMath 5.0">u(x,t) = f(x-ct)+g(x+ct)</annotation>
  </semantics>
</math>
</file>

<file path=Object 44/content.xml><?xml version="1.0" encoding="utf-8"?>
<math xmlns="http://www.w3.org/1998/Math/MathML">
  <semantics>
    <mrow>
      <mrow>
        <msub>
          <mi>c</mi>
          <mi>F</mi>
        </msub>
        <mo stretchy="false">=</mo>
        <mfrac>
          <mrow>
            <mo stretchy="false">Δ</mo>
            <mi>x</mi>
          </mrow>
          <mrow>
            <mo stretchy="false">Δ</mo>
            <mi>t</mi>
          </mrow>
        </mfrac>
      </mrow>
    </mrow>
    <annotation encoding="StarMath 5.0">c_F = {%DELTA x}over{%DELTA t}</annotation>
  </semantics>
</math>
</file>

<file path=Object 45/content.xml><?xml version="1.0" encoding="utf-8"?>
<math xmlns="http://www.w3.org/1998/Math/MathML">
  <semantics>
    <mrow>
      <mi>u</mi>
      <mrow>
        <mrow>
          <mo stretchy="false">(</mo>
          <mrow>
            <mi>x</mi>
            <mi>,</mi>
            <mi>t</mi>
          </mrow>
          <mo stretchy="false">)</mo>
        </mrow>
        <mo stretchy="false">=</mo>
        <mi mathvariant="italic">Asin</mi>
      </mrow>
      <mrow>
        <mo stretchy="false">(</mo>
        <mrow>
          <mo stretchy="false">ω</mo>
          <mrow>
            <mrow>
              <mi>t</mi>
              <mo stretchy="false">−</mo>
              <mi mathvariant="italic">kx</mi>
            </mrow>
            <mo stretchy="false">+</mo>
            <msub>
              <mo stretchy="false">ϕ</mo>
              <mn>0</mn>
            </msub>
          </mrow>
        </mrow>
        <mo stretchy="false">)</mo>
      </mrow>
    </mrow>
    <annotation encoding="StarMath 5.0">u(x,t) = Asin(%omega t - kx + %phi_0)</annotation>
  </semantics>
</math>
</file>

<file path=Object 46/content.xml><?xml version="1.0" encoding="utf-8"?>
<math xmlns="http://www.w3.org/1998/Math/MathML">
  <semantics>
    <mrow>
      <mrow>
        <mrow>
          <mo stretchy="false">λ</mo>
          <mo stretchy="false">=</mo>
          <mi mathvariant="italic">vt</mi>
        </mrow>
        <mo stretchy="false">=</mo>
        <mfrac>
          <mi>v</mi>
          <mi>f</mi>
        </mfrac>
      </mrow>
      <mi>;</mi>
      <mrow>
        <mi>t</mi>
        <mo stretchy="false">=</mo>
        <mi mathvariant="italic">perioda</mi>
      </mrow>
      <mi>,</mi>
      <mrow>
        <mi>f</mi>
        <mo stretchy="false">=</mo>
        <mi mathvariant="italic">frekvence</mi>
      </mrow>
      <mrow>
        <mo stretchy="false">(</mo>
        <mrow>
          <mi mathvariant="italic">kmitočet</mi>
        </mrow>
        <mo stretchy="false">)</mo>
      </mrow>
    </mrow>
    <annotation encoding="StarMath 5.0">%lambda = vt = v over f; t = perioda, f = frekvence (kmitočet)</annotation>
  </semantics>
</math>
</file>

<file path=Object 47/content.xml><?xml version="1.0" encoding="utf-8"?>
<math xmlns="http://www.w3.org/1998/Math/MathML">
  <semantics>
    <mrow>
      <mo stretchy="false">Ψ</mo>
      <mrow>
        <mrow>
          <mo stretchy="false">(</mo>
          <mrow>
            <mi>t</mi>
            <mi>,</mi>
            <mi>x</mi>
          </mrow>
          <mo stretchy="false">)</mo>
        </mrow>
        <mo stretchy="false">=</mo>
        <mi>A</mi>
      </mrow>
      <mrow>
        <mo stretchy="false">(</mo>
        <mrow>
          <mi>t</mi>
          <mi>,</mi>
          <mi>x</mi>
        </mrow>
        <mo stretchy="false">)</mo>
      </mrow>
      <mi>exp</mi>
      <mrow>
        <mo stretchy="false">[</mo>
        <mrow>
          <mi>i</mi>
          <mo stretchy="false">ϕ</mo>
          <mrow>
            <mo stretchy="false">(</mo>
            <mrow>
              <mi>t</mi>
              <mi>,</mi>
              <mi>x</mi>
            </mrow>
            <mo stretchy="false">)</mo>
          </mrow>
        </mrow>
        <mo stretchy="false">]</mo>
      </mrow>
    </mrow>
    <annotation encoding="StarMath 5.0">%PSI (t,x) = A(t,x)exp[i %phi(t,x)]</annotation>
  </semantics>
</math>
</file>

<file path=Object 48/content.xml><?xml version="1.0" encoding="utf-8"?>
<math xmlns="http://www.w3.org/1998/Math/MathML">
  <semantics>
    <mrow>
      <mo stretchy="false">Ψ</mo>
      <mrow>
        <mrow>
          <mo stretchy="false">(</mo>
          <mrow>
            <mi>t</mi>
            <mi>,</mi>
            <mi>r</mi>
          </mrow>
          <mo stretchy="false">)</mo>
        </mrow>
        <mo stretchy="false">=</mo>
        <mrow>
          <mo stretchy="false">(</mo>
          <mrow>
            <mrow>
              <mi>K</mi>
              <mo stretchy="false">/</mo>
              <mi>r</mi>
            </mrow>
          </mrow>
          <mo stretchy="false">)</mo>
        </mrow>
      </mrow>
      <msup>
        <mi>e</mi>
        <mrow>
          <mi>i</mi>
          <mrow>
            <mo stretchy="false">(</mo>
            <mrow>
              <mrow>
                <mi mathvariant="italic">kr</mi>
                <mo stretchy="false">−</mo>
                <mo stretchy="false">ω</mo>
              </mrow>
              <mi>t</mi>
            </mrow>
            <mo stretchy="false">)</mo>
          </mrow>
        </mrow>
      </msup>
    </mrow>
    <annotation encoding="StarMath 5.0">%PSI (t,r) = (K/r)e^{i(kr-%omega t)}</annotation>
  </semantics>
</math>
</file>

<file path=Object 49/content.xml><?xml version="1.0" encoding="utf-8"?>
<math xmlns="http://www.w3.org/1998/Math/MathML">
  <semantics>
    <mrow>
      <mo stretchy="false">Ψ</mo>
      <mrow>
        <mrow>
          <mo stretchy="false">(</mo>
          <mrow>
            <mi>t</mi>
            <mi>,</mi>
            <mover accent="true">
              <mi>x</mi>
              <mo stretchy="false">⃗</mo>
            </mover>
          </mrow>
          <mo stretchy="false">)</mo>
        </mrow>
        <mo stretchy="false">=</mo>
        <msub>
          <mi>A</mi>
          <mn>0</mn>
        </msub>
      </mrow>
      <msup>
        <mi>e</mi>
        <mrow>
          <mi>i</mi>
          <mrow>
            <mo stretchy="false">(</mo>
            <mrow>
              <mover accent="true">
                <mi>x</mi>
                <mo stretchy="false">⃗</mo>
              </mover>
              <mrow>
                <mover accent="true">
                  <mi>k</mi>
                  <mo stretchy="false">⃗</mo>
                </mover>
                <mo stretchy="false">−</mo>
                <mo stretchy="false">ω</mo>
              </mrow>
              <mi>t</mi>
            </mrow>
            <mo stretchy="false">)</mo>
          </mrow>
        </mrow>
      </msup>
    </mrow>
    <annotation encoding="StarMath 5.0">%PSI (t, vec x) = A_0 e^{i(vec x vec k - %omega t)} </annotation>
  </semantics>
</math>
</file>

<file path=Object 5/content.xml><?xml version="1.0" encoding="utf-8"?>
<math xmlns="http://www.w3.org/1998/Math/MathML">
  <semantics>
    <mrow>
      <mrow>
        <mfrac>
          <mrow>
            <mrow>
              <msub>
                <mi>p</mi>
                <mn>1</mn>
              </msub>
            </mrow>
            <mrow>
              <msub>
                <mi>V</mi>
                <mn>1</mn>
              </msub>
            </mrow>
          </mrow>
          <mrow>
            <msub>
              <mi>T</mi>
              <mn>1</mn>
            </msub>
          </mrow>
        </mfrac>
        <mo stretchy="false">=</mo>
        <mfrac>
          <mrow>
            <mrow>
              <msub>
                <mi>p</mi>
                <mn>2</mn>
              </msub>
            </mrow>
            <mrow>
              <msub>
                <mi>V</mi>
                <mn>2</mn>
              </msub>
            </mrow>
          </mrow>
          <mrow>
            <msub>
              <mi>T</mi>
              <mn>2</mn>
            </msub>
          </mrow>
        </mfrac>
      </mrow>
      <mi>;</mi>
      <mrow>
        <mfrac>
          <mrow>
            <mi mathvariant="italic">pV</mi>
          </mrow>
          <mrow>
            <mi>T</mi>
          </mrow>
        </mfrac>
        <mo stretchy="false">=</mo>
        <mi mathvariant="italic">konst</mi>
      </mrow>
    </mrow>
    <annotation encoding="StarMath 5.0">{{p_1}{V_1}}over{T_1} = {{p_2}{V_2}}over{T_2};{pV}over{T} = konst</annotation>
  </semantics>
</math>
</file>

<file path=Object 50/content.xml><?xml version="1.0" encoding="utf-8"?>
<math xmlns="http://www.w3.org/1998/Math/MathML">
  <semantics>
    <mrow>
      <mrow>
        <mi>f</mi>
        <mo stretchy="false">=</mo>
        <msub>
          <mi>f</mi>
          <mn>0</mn>
        </msub>
      </mrow>
      <mfrac>
        <mi>v</mi>
        <mrow>
          <mrow>
            <mi>v</mi>
            <mo stretchy="false">−</mo>
            <msub>
              <mi>v</mi>
              <mrow>
                <mi>s</mi>
                <mi>,</mi>
                <mi>r</mi>
              </mrow>
            </msub>
          </mrow>
        </mrow>
      </mfrac>
    </mrow>
    <annotation encoding="StarMath 5.0">f = f_0 v over {v-v_{s,r}}</annotation>
  </semantics>
</math>
</file>

<file path=Object 51/content.xml><?xml version="1.0" encoding="utf-8"?>
<math xmlns="http://www.w3.org/1998/Math/MathML">
  <semantics>
    <mrow>
      <mrow>
        <mi>f</mi>
        <mo stretchy="false">=</mo>
        <msub>
          <mi>f</mi>
          <mn>0</mn>
        </msub>
      </mrow>
      <mfrac>
        <mi>v</mi>
        <mrow>
          <mrow>
            <mi>v</mi>
            <mo stretchy="false">+</mo>
            <msub>
              <mi>v</mi>
              <mrow>
                <mi>s</mi>
                <mi>,</mi>
                <mi>r</mi>
              </mrow>
            </msub>
          </mrow>
        </mrow>
      </mfrac>
    </mrow>
    <annotation encoding="StarMath 5.0">f = f_0 v over {v+v_{s,r}}</annotation>
  </semantics>
</math>
</file>

<file path=Object 52/content.xml><?xml version="1.0" encoding="utf-8"?>
<math xmlns="http://www.w3.org/1998/Math/MathML">
  <semantics>
    <mrow>
      <mo stretchy="false">ω</mo>
      <mrow>
        <mrow>
          <mrow>
            <mo stretchy="false">(</mo>
            <mrow>
              <mi>k</mi>
            </mrow>
            <mo stretchy="false">)</mo>
          </mrow>
          <mo stretchy="false">=</mo>
          <msqrt>
            <mrow>
              <mo stretchy="false">(</mo>
              <mrow>
                <mrow>
                  <msubsup>
                    <mo stretchy="false">ω</mo>
                    <mi>p</mi>
                    <mn>2</mn>
                  </msubsup>
                  <mo stretchy="false">+</mo>
                  <msup>
                    <mi>c</mi>
                    <mn>2</mn>
                  </msup>
                </mrow>
                <msup>
                  <mi>k</mi>
                  <mn>2</mn>
                </msup>
              </mrow>
              <mo stretchy="false">)</mo>
            </mrow>
          </msqrt>
        </mrow>
        <mo stretchy="false">=</mo>
        <mi mathvariant="italic">ck</mi>
      </mrow>
      <msqrt>
        <mrow>
          <mo stretchy="false">(</mo>
          <mrow>
            <mrow>
              <mn>1</mn>
              <mo stretchy="false">+</mo>
              <mfrac>
                <msubsup>
                  <mo stretchy="false">ω</mo>
                  <mi>p</mi>
                  <mn>2</mn>
                </msubsup>
                <mrow>
                  <msup>
                    <mi>c</mi>
                    <mn>2</mn>
                  </msup>
                  <msup>
                    <mi>k</mi>
                    <mn>2</mn>
                  </msup>
                </mrow>
              </mfrac>
            </mrow>
          </mrow>
          <mo stretchy="false">)</mo>
        </mrow>
      </msqrt>
    </mrow>
    <annotation encoding="StarMath 5.0">%omega (k) = sqrt(%omega_p^2 + c^2 k^2) = ck sqrt(1+ %omega_p^2 over {c^2 k^2})</annotation>
  </semantics>
</math>
</file>

<file path=Object 53/content.xml><?xml version="1.0" encoding="utf-8"?>
<math xmlns="http://www.w3.org/1998/Math/MathML">
  <semantics>
    <mrow>
      <mrow>
        <mrow>
          <msub>
            <mi>v</mi>
            <mi>g</mi>
          </msub>
          <mo stretchy="false">=</mo>
          <mfrac>
            <mrow>
              <mo stretchy="false">Δ</mo>
              <mo stretchy="false">ω</mo>
            </mrow>
            <mrow>
              <mo stretchy="false">Δ</mo>
              <mi>k</mi>
            </mrow>
          </mfrac>
        </mrow>
        <mo stretchy="false">=</mo>
        <mfrac>
          <mi>c</mi>
          <mrow>
            <msqrt>
              <mrow>
                <mo stretchy="false">(</mo>
                <mrow>
                  <mrow>
                    <mn>1</mn>
                    <mo stretchy="false">+</mo>
                    <mfrac>
                      <mrow>
                        <msubsup>
                          <mo stretchy="false">ω</mo>
                          <mi>p</mi>
                          <mn>2</mn>
                        </msubsup>
                        <msup>
                          <mo stretchy="false">λ</mo>
                          <mn>2</mn>
                        </msup>
                      </mrow>
                      <mrow>
                        <mn>4</mn>
                        <msup>
                          <mo stretchy="false">π</mo>
                          <mn>2</mn>
                        </msup>
                        <msup>
                          <mi>c</mi>
                          <mn>2</mn>
                        </msup>
                      </mrow>
                    </mfrac>
                  </mrow>
                </mrow>
                <mo stretchy="false">)</mo>
              </mrow>
            </msqrt>
          </mrow>
        </mfrac>
      </mrow>
    </mrow>
    <annotation encoding="StarMath 5.0">v_g = {%DELTA %omega} over {%DELTA k} = c over { sqrt(1 + {%omega_p^2 %lambda^2} over {4 %pi^2 c^2})}</annotation>
  </semantics>
</math>
</file>

<file path=Object 54/content.xml><?xml version="1.0" encoding="utf-8"?>
<math xmlns="http://www.w3.org/1998/Math/MathML">
  <semantics>
    <mrow>
      <mrow>
        <msub>
          <mi>p</mi>
          <mi>c</mi>
        </msub>
        <mo stretchy="false">=</mo>
        <mrow>
          <mi>p</mi>
          <mo stretchy="false">+</mo>
          <msub>
            <mi>p</mi>
            <mi>a</mi>
          </msub>
        </mrow>
      </mrow>
    </mrow>
    <annotation encoding="StarMath 5.0">p_c = p + p_a</annotation>
  </semantics>
</math>
</file>

<file path=Object 55/content.xml><?xml version="1.0" encoding="utf-8"?>
<math xmlns="http://www.w3.org/1998/Math/MathML">
  <semantics>
    <mrow>
      <mi>v</mi>
      <mrow>
        <mrow>
          <mrow>
            <mo stretchy="false">(</mo>
            <mrow>
              <mi>x</mi>
              <mi>,</mi>
              <mi>t</mi>
            </mrow>
            <mo stretchy="false">)</mo>
          </mrow>
          <mo stretchy="false">=</mo>
          <mfrac>
            <mrow>
              <mo stretchy="false">δ</mo>
              <mi>u</mi>
            </mrow>
            <mrow>
              <mo stretchy="false">δ</mo>
              <mi>t</mi>
            </mrow>
          </mfrac>
        </mrow>
        <mo stretchy="false">=</mo>
        <msub>
          <mi>u</mi>
          <mn>0</mn>
        </msub>
      </mrow>
      <mo stretchy="false">ω</mo>
      <mi>cos</mi>
      <mrow>
        <mo stretchy="false">[</mo>
        <mrow>
          <mo stretchy="false">ω</mo>
          <mrow>
            <mo stretchy="false">(</mo>
            <mrow>
              <mrow>
                <mi>t</mi>
                <mo stretchy="false">−</mo>
                <mrow>
                  <mi>x</mi>
                  <mo stretchy="false">/</mo>
                  <mi>c</mi>
                </mrow>
              </mrow>
            </mrow>
            <mo stretchy="false">)</mo>
          </mrow>
        </mrow>
        <mo stretchy="false">]</mo>
      </mrow>
      <mi>;</mi>
      <mrow>
        <msub>
          <mi>v</mi>
          <mn>0</mn>
        </msub>
        <mo stretchy="false">=</mo>
        <msub>
          <mi>u</mi>
          <mn>0</mn>
        </msub>
      </mrow>
      <mo stretchy="false">ω</mo>
    </mrow>
    <annotation encoding="StarMath 5.0">v(x,t) = {%delta u } over {%delta t} = u_0 %omega cos[%omega(t-x/c)]; v_0 = u_0 %omega</annotation>
  </semantics>
</math>
</file>

<file path=Object 6/content.xml><?xml version="1.0" encoding="utf-8"?>
<math xmlns="http://www.w3.org/1998/Math/MathML">
  <semantics>
    <mrow>
      <mrow>
        <mi>Q</mi>
        <mo stretchy="false">=</mo>
        <mo stretchy="false">Δ</mo>
      </mrow>
      <mrow>
        <mi>U</mi>
        <mo stretchy="false">+</mo>
        <mi>W</mi>
      </mrow>
    </mrow>
    <annotation encoding="StarMath 5.0">Q = %DELTA U + W</annotation>
  </semantics>
</math>
</file>

<file path=Object 7/content.xml><?xml version="1.0" encoding="utf-8"?>
<math xmlns="http://www.w3.org/1998/Math/MathML">
  <semantics>
    <mrow>
      <mo stretchy="false">Δ</mo>
      <mrow>
        <mrow>
          <mi>U</mi>
          <mo stretchy="false">=</mo>
          <mrow>
            <msub>
              <mi>U</mi>
              <mn>1</mn>
            </msub>
            <mo stretchy="false">−</mo>
            <msub>
              <mi>U</mi>
              <mn>2</mn>
            </msub>
          </mrow>
        </mrow>
        <mo stretchy="false">=</mo>
        <mn>0</mn>
      </mrow>
      <mi>;</mi>
      <mrow>
        <mi>Q</mi>
        <mo stretchy="false">=</mo>
        <mi>W</mi>
      </mrow>
    </mrow>
    <annotation encoding="StarMath 5.0">%DELTA U = U_1 - U_2 = 0; Q = W</annotation>
  </semantics>
</math>
</file>

<file path=Object 8/content.xml><?xml version="1.0" encoding="utf-8"?>
<math xmlns="http://www.w3.org/1998/Math/MathML">
  <semantics>
    <mrow>
      <mrow>
        <mi>C</mi>
        <mo stretchy="false">=</mo>
        <mfrac>
          <mrow>
            <mo stretchy="false">δ</mo>
            <mi>Q</mi>
          </mrow>
          <mi mathvariant="italic">dT</mi>
        </mfrac>
      </mrow>
      <mrow>
        <mo stretchy="false">[</mo>
        <mrow>
          <mi>j</mi>
          <msup>
            <mi>K</mi>
            <mrow>
              <mo stretchy="false">−</mo>
              <mn>1</mn>
            </mrow>
          </msup>
        </mrow>
        <mo stretchy="false">]</mo>
      </mrow>
    </mrow>
    <annotation encoding="StarMath 5.0">C = {%delta Q} over dT [j  K^-1]</annotation>
  </semantics>
</math>
</file>

<file path=Object 9/content.xml><?xml version="1.0" encoding="utf-8"?>
<math xmlns="http://www.w3.org/1998/Math/MathML">
  <semantics>
    <mrow>
      <msub>
        <mi>c</mi>
        <mn>1</mn>
      </msub>
      <msub>
        <mi>m</mi>
        <mn>1</mn>
      </msub>
      <mrow>
        <mrow>
          <mo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stretchy="false">)</mo>
        </mrow>
        <mo stretchy="false">=</mo>
        <mi mathvariant="italic">cm</mi>
      </mrow>
      <mo stretchy="false">Δ</mo>
      <mi>T</mi>
    </mrow>
    <annotation encoding="StarMath 5.0">c_1 m_1 (T_2 - T_1) = cm %DELTA T</annotation>
  </semantics>
</math>
</file>